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abeçalho" style:master-page-name="MP0" style:family="paragraph">
      <style:paragraph-properties fo:break-before="page"/>
    </style:style>
    <style:style style:name="P6" style:parent-style-name="titulo" style:master-page-name="MP1" style:family="paragraph">
      <style:paragraph-properties fo:break-before="page"/>
    </style:style>
    <style:style style:name="P11" style:parent-style-name="versao" style:family="paragraph">
      <style:text-properties fo:font-style="italic" style:font-style-asian="italic" fo:font-size="18pt" style:font-size-asian="18pt"/>
    </style:style>
    <style:style style:name="T12" style:parent-style-name="Fonteparág.padrão" style:family="text">
      <style:text-properties style:font-style-complex="italic"/>
    </style:style>
    <style:style style:name="T13" style:parent-style-name="Fonteparág.padrão" style:family="text">
      <style:text-properties style:font-style-complex="italic"/>
    </style:style>
    <style:style style:name="P14" style:parent-style-name="Standard" style:master-page-name="MP2" style:family="paragraph">
      <style:paragraph-properties fo:break-before="page" fo:text-align="center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6888in" style:use-optimal-column-width="false"/>
    </style:style>
    <style:style style:name="TableColumn23" style:family="table-column">
      <style:table-column-properties style:column-width="3.15in" style:use-optimal-column-width="false"/>
    </style:style>
    <style:style style:name="TableColumn24" style:family="table-column">
      <style:table-column-properties style:column-width="1.3888in" style:use-optimal-column-width="false"/>
    </style:style>
    <style:style style:name="Table20" style:family="table">
      <style:table-properties style:width="6.1138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04in solid #000000" fo:border-left="0.0104in solid #000000" fo:border-bottom="0.0104in solid #000000" fo:border-right="none" fo:background-color="#DFDFDF" style:writing-mode="lr-tb" fo:padding-top="0in" fo:padding-left="0.075in" fo:padding-bottom="0in" fo:padding-right="0.075in"/>
    </style:style>
    <style:style style:name="P27" style:parent-style-name="Tabletext" style:family="paragraph">
      <style:paragraph-properties fo:text-align="center" fo:margin-left="0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28" style:family="table-cell">
      <style:table-cell-properties fo:border-top="0.0104in solid #000000" fo:border-left="0.0104in solid #000000" fo:border-bottom="0.0104in solid #000000" fo:border-right="none" fo:background-color="#DFDFDF" style:writing-mode="lr-tb" fo:padding-top="0in" fo:padding-left="0.075in" fo:padding-bottom="0in" fo:padding-right="0.075in"/>
    </style:style>
    <style:style style:name="P29" style:parent-style-name="Tabletext" style:family="paragraph">
      <style:paragraph-properties fo:text-align="center" fo:margin-left="0.0236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30" style:family="table-cell">
      <style:table-cell-properties fo:border-top="0.0104in solid #000000" fo:border-left="0.0104in solid #000000" fo:border-bottom="0.0104in solid #000000" fo:border-right="none" fo:background-color="#DFDFDF" style:writing-mode="lr-tb" fo:padding-top="0in" fo:padding-left="0.075in" fo:padding-bottom="0in" fo:padding-right="0.075in"/>
    </style:style>
    <style:style style:name="P31" style:parent-style-name="Tabletext" style:family="paragraph">
      <style:paragraph-properties fo:text-align="center" fo:margin-left="0.0236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32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33" style:parent-style-name="Tabletext" style:family="paragraph">
      <style:paragraph-properties fo:text-align="center" fo:margin-left="0.0208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margin-left="0in">
        <style:tab-stops/>
      </style:paragraph-properties>
      <style:text-properties style:font-name="Times" style:font-name-complex="Times" fo:language="pt" fo:country="BR"/>
    </style:style>
    <style:style style:name="TableCell3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8" style:parent-style-name="Tabletext" style:family="paragraph">
      <style:paragraph-properties fo:margin-left="0.0236in">
        <style:tab-stops/>
      </style:paragraph-properties>
      <style:text-properties style:font-name="Times" style:font-name-complex="Times" fo:language="pt" fo:country="BR"/>
    </style:style>
    <style:style style:name="TableCell3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0" style:parent-style-name="Tabletext" style:family="paragraph">
      <style:paragraph-properties fo:margin-left="0.0236in">
        <style:tab-stops/>
      </style:paragraph-properties>
      <style:text-properties style:font-name="Times" style:font-name-complex="Times" fo:language="pt" fo:country="BR"/>
    </style:style>
    <style:style style:name="TableCell41" style:family="table-cell">
      <style:table-cell-properties fo:border="0.0104in solid #000000" style:writing-mode="lr-tb" fo:padding-top="0in" fo:padding-left="0.075in" fo:padding-bottom="0in" fo:padding-right="0.075in"/>
    </style:style>
    <style:style style:name="P42" style:parent-style-name="Tabletext" style:family="paragraph">
      <style:paragraph-properties fo:margin-left="0.0208in">
        <style:tab-stops/>
      </style:paragraph-properties>
      <style:text-properties style:font-name="Times" style:font-name-complex="Times" fo:language="pt" fo:country="B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5" style:parent-style-name="Tabletext" style:family="paragraph">
      <style:paragraph-properties fo:margin-left="0in">
        <style:tab-stops/>
      </style:paragraph-properties>
      <style:text-properties style:font-name="Times" style:font-name-complex="Times" fo:language="pt" fo:country="BR"/>
    </style:style>
    <style:style style:name="TableCell4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7" style:parent-style-name="Tabletext" style:family="paragraph">
      <style:paragraph-properties fo:margin-left="0.0236in">
        <style:tab-stops/>
      </style:paragraph-properties>
      <style:text-properties style:font-name="Times" style:font-name-complex="Times" fo:language="pt" fo:country="BR"/>
    </style:style>
    <style:style style:name="TableCell4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margin-left="0.0236in">
        <style:tab-stops/>
      </style:paragraph-properties>
      <style:text-properties style:font-name="Times" style:font-name-complex="Times" fo:language="pt" fo:country="BR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margin-left="0.0208in">
        <style:tab-stops/>
      </style:paragraph-properties>
      <style:text-properties style:font-name="Times" style:font-name-complex="Times" fo:language="pt" fo:country="B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4" style:parent-style-name="Tabletext" style:family="paragraph">
      <style:paragraph-properties fo:margin-left="0in">
        <style:tab-stops/>
      </style:paragraph-properties>
      <style:text-properties style:font-name="Times" style:font-name-complex="Times" fo:language="pt" fo:country="BR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" style:parent-style-name="Tabletext" style:family="paragraph">
      <style:paragraph-properties fo:margin-left="0.0284in">
        <style:tab-stops/>
      </style:paragraph-properties>
      <style:text-properties style:font-name="Times" style:font-name-complex="Times" fo:language="pt" fo:country="BR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8" style:parent-style-name="Tabletext" style:family="paragraph">
      <style:paragraph-properties fo:margin-left="0.0125in">
        <style:tab-stops/>
      </style:paragraph-properties>
      <style:text-properties style:font-name="Times" style:font-name-complex="Times" fo:language="pt" fo:country="BR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fo:margin-left="0.0291in">
        <style:tab-stops/>
      </style:paragraph-properties>
      <style:text-properties style:font-name="Times" style:font-name-complex="Times" fo:language="pt" fo:country="BR"/>
    </style:style>
    <style:style style:name="P61" style:parent-style-name="conteudo" style:master-page-name="MP3" style:family="paragraph">
      <style:paragraph-properties fo:break-before="page"/>
    </style:style>
    <style:style style:name="P79" style:parent-style-name="Contents1" style:family="paragraph">
      <style:paragraph-properties>
        <style:tab-stops>
          <style:tab-stop style:type="right" style:position="0.2958in"/>
          <style:tab-stop style:type="left" style:position="0.3333in"/>
          <style:tab-stop style:type="left" style:position="0.3937in"/>
          <style:tab-stop style:type="right" style:leader-style="dotted" style:leader-text="." style:position="6.2916in"/>
        </style:tab-stops>
      </style:paragraph-properties>
    </style:style>
    <style:style style:name="T80" style:parent-style-name="Fonteparág.padrão" style:family="text">
      <style:text-properties style:font-size-complex="14pt"/>
    </style:style>
    <style:style style:name="T81" style:parent-style-name="Fonteparág.padrão" style:family="text">
      <style:text-properties fo:font-weight="normal" style:font-weight-asian="normal" fo:text-transform="none" fo:font-size="12pt" style:font-size-asian="12pt" style:font-size-complex="12pt"/>
    </style:style>
    <style:style style:name="T82" style:parent-style-name="Fonteparág.padrão" style:family="text">
      <style:text-properties style:font-size-complex="14pt"/>
    </style:style>
    <style:style style:name="P83" style:parent-style-name="Contents2" style:family="paragraph">
      <style:paragraph-properties>
        <style:tab-stops>
          <style:tab-stop style:type="right" style:position="0.6666in"/>
          <style:tab-stop style:type="right" style:leader-style="dotted" style:leader-text="." style:position="6.2916in"/>
        </style:tab-stops>
      </style:paragraph-properties>
    </style:style>
    <style:style style:name="T84" style:parent-style-name="Fonteparág.padrão" style:family="text">
      <style:text-properties style:font-size-complex="13pt"/>
    </style:style>
    <style:style style:name="T85" style:parent-style-name="Fonteparág.padrão" style:family="text">
      <style:text-properties fo:font-variant="normal" fo:font-size="12pt" style:font-size-asian="12pt" style:font-size-complex="12pt"/>
    </style:style>
    <style:style style:name="T86" style:parent-style-name="Fonteparág.padrão" style:family="text">
      <style:text-properties style:font-size-complex="13pt"/>
    </style:style>
    <style:style style:name="P87" style:parent-style-name="Contents2" style:family="paragraph">
      <style:paragraph-properties>
        <style:tab-stops>
          <style:tab-stop style:type="right" style:position="0.6666in"/>
          <style:tab-stop style:type="right" style:leader-style="dotted" style:leader-text="." style:position="6.2916in"/>
        </style:tab-stops>
      </style:paragraph-properties>
    </style:style>
    <style:style style:name="T88" style:parent-style-name="Fonteparág.padrão" style:family="text">
      <style:text-properties style:font-size-complex="13pt"/>
    </style:style>
    <style:style style:name="T89" style:parent-style-name="Fonteparág.padrão" style:family="text">
      <style:text-properties fo:font-variant="normal" fo:font-size="12pt" style:font-size-asian="12pt" style:font-size-complex="12pt"/>
    </style:style>
    <style:style style:name="T90" style:parent-style-name="Fonteparág.padrão" style:family="text">
      <style:text-properties style:font-size-complex="13pt"/>
    </style:style>
    <style:style style:name="P91" style:parent-style-name="Contents3" style:family="paragraph">
      <style:paragraph-properties>
        <style:tab-stops>
          <style:tab-stop style:type="right" style:position="0.8333in"/>
          <style:tab-stop style:type="right" style:leader-style="dotted" style:leader-text="." style:position="6.2916in"/>
        </style:tab-stops>
      </style:paragraph-properties>
    </style:style>
    <style:style style:name="T92" style:parent-style-name="Fonteparág.padrão" style:family="text">
      <style:text-properties fo:font-style="normal" style:font-style-asian="normal" fo:font-size="12pt" style:font-size-asian="12pt" style:font-size-complex="12pt"/>
    </style:style>
    <style:style style:name="P93" style:parent-style-name="Contents3" style:family="paragraph">
      <style:paragraph-properties>
        <style:tab-stops>
          <style:tab-stop style:type="right" style:position="0.8333in"/>
          <style:tab-stop style:type="right" style:leader-style="dotted" style:leader-text="." style:position="6.2916in"/>
        </style:tab-stops>
      </style:paragraph-properties>
    </style:style>
    <style:style style:name="T94" style:parent-style-name="Fonteparág.padrão" style:family="text">
      <style:text-properties fo:font-style="normal" style:font-style-asian="normal" fo:font-size="12pt" style:font-size-asian="12pt" style:font-size-complex="12pt"/>
    </style:style>
    <style:style style:name="P95" style:parent-style-name="Contents1" style:family="paragraph">
      <style:paragraph-properties>
        <style:tab-stops>
          <style:tab-stop style:type="right" style:position="0.2958in"/>
          <style:tab-stop style:type="left" style:position="0.3333in"/>
          <style:tab-stop style:type="left" style:position="0.3937in"/>
          <style:tab-stop style:type="right" style:leader-style="dotted" style:leader-text="." style:position="6.2916in"/>
        </style:tab-stops>
      </style:paragraph-properties>
    </style:style>
    <style:style style:name="T96" style:parent-style-name="Fonteparág.padrão" style:family="text">
      <style:text-properties style:font-size-complex="14pt"/>
    </style:style>
    <style:style style:name="T97" style:parent-style-name="Fonteparág.padrão" style:family="text">
      <style:text-properties fo:font-weight="normal" style:font-weight-asian="normal" fo:text-transform="none" fo:font-size="12pt" style:font-size-asian="12pt" style:font-size-complex="12pt"/>
    </style:style>
    <style:style style:name="T98" style:parent-style-name="Fonteparág.padrão" style:family="text">
      <style:text-properties style:font-size-complex="14pt"/>
    </style:style>
    <style:style style:name="P99" style:parent-style-name="Contents2" style:family="paragraph">
      <style:paragraph-properties>
        <style:tab-stops>
          <style:tab-stop style:type="right" style:position="0.6666in"/>
          <style:tab-stop style:type="right" style:leader-style="dotted" style:leader-text="." style:position="6.2916in"/>
        </style:tab-stops>
      </style:paragraph-properties>
    </style:style>
    <style:style style:name="T100" style:parent-style-name="Fonteparág.padrão" style:family="text">
      <style:text-properties style:font-size-complex="13pt"/>
    </style:style>
    <style:style style:name="T101" style:parent-style-name="Fonteparág.padrão" style:family="text">
      <style:text-properties fo:font-variant="normal" fo:font-size="12pt" style:font-size-asian="12pt" style:font-size-complex="12pt"/>
    </style:style>
    <style:style style:name="T102" style:parent-style-name="Fonteparág.padrão" style:family="text">
      <style:text-properties style:font-size-complex="13pt"/>
    </style:style>
    <style:style style:name="P103" style:parent-style-name="Contents1" style:family="paragraph">
      <style:paragraph-properties>
        <style:tab-stops>
          <style:tab-stop style:type="right" style:position="0.2958in"/>
          <style:tab-stop style:type="left" style:position="0.3333in"/>
          <style:tab-stop style:type="left" style:position="0.3937in"/>
          <style:tab-stop style:type="right" style:leader-style="dotted" style:leader-text="." style:position="6.2916in"/>
        </style:tab-stops>
      </style:paragraph-properties>
    </style:style>
    <style:style style:name="T104" style:parent-style-name="Fonteparág.padrão" style:family="text">
      <style:text-properties style:font-size-complex="14pt"/>
    </style:style>
    <style:style style:name="T105" style:parent-style-name="Fonteparág.padrão" style:family="text">
      <style:text-properties fo:font-weight="normal" style:font-weight-asian="normal" fo:text-transform="none" fo:font-size="12pt" style:font-size-asian="12pt" style:font-size-complex="12pt"/>
    </style:style>
    <style:style style:name="T106" style:parent-style-name="Fonteparág.padrão" style:family="text">
      <style:text-properties style:font-size-complex="14pt"/>
    </style:style>
    <style:style style:name="T107" style:parent-style-name="Fonteparág.padrão" style:family="text">
      <style:text-properties style:font-size-complex="14pt"/>
    </style:style>
    <style:style style:name="P108" style:parent-style-name="Contents2" style:family="paragraph">
      <style:paragraph-properties>
        <style:tab-stops>
          <style:tab-stop style:type="right" style:position="0.6666in"/>
          <style:tab-stop style:type="right" style:leader-style="dotted" style:leader-text="." style:position="6.2916in"/>
        </style:tab-stops>
      </style:paragraph-properties>
    </style:style>
    <style:style style:name="T109" style:parent-style-name="Fonteparág.padrão" style:family="text">
      <style:text-properties style:font-style-complex="italic" style:font-size-complex="13pt"/>
    </style:style>
    <style:style style:name="T110" style:parent-style-name="Fonteparág.padrão" style:family="text">
      <style:text-properties fo:font-variant="normal" fo:font-size="12pt" style:font-size-asian="12pt" style:font-size-complex="12pt"/>
    </style:style>
    <style:style style:name="T111" style:parent-style-name="Fonteparág.padrão" style:family="text">
      <style:text-properties style:font-style-complex="italic" style:font-size-complex="13pt"/>
    </style:style>
    <style:style style:name="P112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13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14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15" style:parent-style-name="Contents2" style:family="paragraph">
      <style:paragraph-properties>
        <style:tab-stops>
          <style:tab-stop style:type="right" style:position="0.6666in"/>
          <style:tab-stop style:type="right" style:leader-style="dotted" style:leader-text="." style:position="6.2916in"/>
        </style:tab-stops>
      </style:paragraph-properties>
    </style:style>
    <style:style style:name="T116" style:parent-style-name="Fonteparág.padrão" style:family="text">
      <style:text-properties style:font-style-complex="italic" style:font-size-complex="13pt"/>
    </style:style>
    <style:style style:name="T117" style:parent-style-name="Fonteparág.padrão" style:family="text">
      <style:text-properties fo:font-variant="normal" fo:font-size="12pt" style:font-size-asian="12pt" style:font-size-complex="12pt"/>
    </style:style>
    <style:style style:name="T118" style:parent-style-name="Fonteparág.padrão" style:family="text">
      <style:text-properties style:font-style-complex="italic" style:font-size-complex="13pt"/>
    </style:style>
    <style:style style:name="P119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20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21" style:parent-style-name="Contents1" style:family="paragraph">
      <style:paragraph-properties>
        <style:tab-stops>
          <style:tab-stop style:type="right" style:position="0.2958in"/>
          <style:tab-stop style:type="left" style:position="0.3333in"/>
          <style:tab-stop style:type="left" style:position="0.3937in"/>
          <style:tab-stop style:type="right" style:leader-style="dotted" style:leader-text="." style:position="6.2916in"/>
        </style:tab-stops>
      </style:paragraph-properties>
    </style:style>
    <style:style style:name="T122" style:parent-style-name="Fonteparág.padrão" style:family="text">
      <style:text-properties style:font-size-complex="14pt"/>
    </style:style>
    <style:style style:name="T123" style:parent-style-name="Fonteparág.padrão" style:family="text">
      <style:text-properties fo:font-weight="normal" style:font-weight-asian="normal" fo:text-transform="none" fo:font-size="12pt" style:font-size-asian="12pt" style:font-size-complex="12pt"/>
    </style:style>
    <style:style style:name="T124" style:parent-style-name="Fonteparág.padrão" style:family="text">
      <style:text-properties style:font-size-complex="14pt"/>
    </style:style>
    <style:style style:name="T125" style:parent-style-name="Fonteparág.padrão" style:family="text">
      <style:text-properties style:font-size-complex="14pt"/>
    </style:style>
    <style:style style:name="P126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27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T128" style:parent-style-name="Fonteparág.padrão" style:family="text">
      <style:text-properties style:font-style-complex="italic"/>
    </style:style>
    <style:style style:name="P129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30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31" style:parent-style-name="Contents3" style:family="paragraph">
      <style:paragraph-properties>
        <style:tab-stops>
          <style:tab-stop style:type="right" style:position="6.2916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position="0.2958in"/>
          <style:tab-stop style:type="left" style:position="0.3333in"/>
          <style:tab-stop style:type="left" style:position="0.3937in"/>
          <style:tab-stop style:type="right" style:leader-style="dotted" style:leader-text="." style:position="6.2916in"/>
        </style:tab-stops>
      </style:paragraph-properties>
    </style:style>
    <style:style style:name="T133" style:parent-style-name="Fonteparág.padrão" style:family="text">
      <style:text-properties fo:font-weight="normal" style:font-weight-asian="normal" fo:text-transform="none" style:font-size-complex="14pt"/>
    </style:style>
    <style:style style:name="T134" style:parent-style-name="Fonteparág.padrão" style:family="text">
      <style:text-properties fo:font-weight="normal" style:font-weight-asian="normal" fo:text-transform="none" fo:font-size="12pt" style:font-size-asian="12pt" style:font-size-complex="12pt"/>
    </style:style>
    <style:style style:name="T135" style:parent-style-name="Fonteparág.padrão" style:family="text">
      <style:text-properties fo:font-weight="normal" style:font-weight-asian="normal" fo:text-transform="none" style:font-size-complex="14pt"/>
    </style:style>
    <style:style style:name="T136" style:parent-style-name="Fonteparág.padrão" style:family="text">
      <style:text-properties fo:font-weight="normal" style:font-weight-asian="normal" fo:text-transform="none"/>
    </style:style>
    <style:style style:name="T137" style:parent-style-name="Fonteparág.padrão" style:family="text">
      <style:text-properties fo:font-weight="normal" style:font-weight-asian="normal" fo:text-transform="none"/>
    </style:style>
    <style:style style:name="P138" style:parent-style-name="Título1" style:master-page-name="MP4" style:family="paragraph">
      <style:paragraph-properties fo:break-before="page"/>
    </style:style>
    <style:style style:name="P156" style:parent-style-name="Standard" style:family="paragraph">
      <style:paragraph-properties fo:text-align="justify"/>
    </style:style>
    <style:style style:name="T157" style:parent-style-name="Fonteparág.padrão" style:family="text">
      <style:text-properties fo:font-style="italic" style:font-style-asian="italic" style:font-style-complex="italic"/>
    </style:style>
    <style:style style:name="P158" style:parent-style-name="Standard" style:family="paragraph">
      <style:paragraph-properties fo:text-align="justify"/>
    </style:style>
    <style:style style:name="P159" style:parent-style-name="Commarcadores" style:list-style-name="WW8Num4" style:family="paragraph"/>
    <style:style style:name="T160" style:parent-style-name="Fonteparág.padrão" style:family="text">
      <style:text-properties fo:font-weight="bold" style:font-weight-asian="bold"/>
    </style:style>
    <style:style style:name="T161" style:parent-style-name="Fonteparág.padrão" style:family="text">
      <style:text-properties fo:font-weight="bold" style:font-weight-asian="bold"/>
    </style:style>
    <style:style style:name="T162" style:parent-style-name="Fonteparág.padrão" style:family="text">
      <style:text-properties fo:font-weight="bold" style:font-weight-asian="bold"/>
    </style:style>
    <style:style style:name="T163" style:parent-style-name="Fonteparág.padrão" style:family="text">
      <style:text-properties fo:font-weight="bold" style:font-weight-asian="bold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/>
    </style:style>
    <style:style style:name="T167" style:parent-style-name="Fonteparág.padrão" style:family="text">
      <style:text-properties fo:font-style="italic" style:font-style-asian="italic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T171" style:parent-style-name="Fonteparág.padrão" style:family="text">
      <style:text-properties fo:font-weight="bold" style:font-weight-asian="bold"/>
    </style:style>
    <style:style style:name="T172" style:parent-style-name="Fonteparág.padrão" style:family="text">
      <style:text-properties fo:font-weight="bold" style:font-weight-asian="bold"/>
    </style:style>
    <style:style style:name="T173" style:parent-style-name="Fonteparág.padrão" style:family="text">
      <style:text-properties fo:font-weight="bold" style:font-weight-asian="bold"/>
    </style:style>
    <style:style style:name="P174" style:parent-style-name="Título2" style:family="paragraph"/>
    <style:style style:name="P175" style:parent-style-name="Standard" style:family="paragraph">
      <style:paragraph-properties fo:text-align="justify"/>
    </style:style>
    <style:style style:name="T176" style:parent-style-name="Fonteparág.padrão" style:family="text">
      <style:text-properties fo:font-style="italic" style:font-style-asian="italic" style:font-style-complex="italic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T179" style:parent-style-name="Fonteparág.padrão" style:family="text">
      <style:text-properties fo:font-style="italic" style:font-style-asian="italic" style:font-style-complex="italic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T184" style:parent-style-name="Fonteparág.padrão" style:family="text">
      <style:text-properties fo:font-style="italic" style:font-style-asian="italic" style:font-style-complex="italic"/>
    </style:style>
    <style:style style:name="P185" style:parent-style-name="Standard" style:family="paragraph">
      <style:paragraph-properties fo:text-align="justify"/>
    </style:style>
    <style:style style:name="P186" style:parent-style-name="Título1" style:family="paragraph">
      <style:paragraph-properties fo:margin-left="0.2993in" fo:text-indent="-0.2993in">
        <style:tab-stops/>
      </style:paragraph-properties>
    </style:style>
    <style:style style:name="P187" style:parent-style-name="Título2" style:family="paragraph"/>
    <style:style style:name="P188" style:parent-style-name="Standard" style:family="paragraph">
      <style:text-properties style:font-style-complex="italic"/>
    </style:style>
    <style:style style:name="T189" style:parent-style-name="Fonteparág.padrão" style:family="text">
      <style:text-properties style:font-style-complex="italic"/>
    </style:style>
    <style:style style:name="P190" style:parent-style-name="Standard" style:family="paragraph">
      <style:paragraph-properties fo:text-align="justify"/>
    </style:style>
    <style:style style:name="T191" style:parent-style-name="Fonteparág.padrão" style:family="text">
      <style:text-properties fo:font-weight="bold" style:font-weight-asian="bold"/>
    </style:style>
    <style:style style:name="P192" style:parent-style-name="Standard" style:family="paragraph">
      <style:paragraph-properties fo:text-align="justify"/>
      <style:text-properties style:font-weight-complex="bold"/>
    </style:style>
    <style:style style:name="TableColumn194" style:family="table-column">
      <style:table-column-properties style:column-width="1.2562in" style:use-optimal-column-width="false"/>
    </style:style>
    <style:style style:name="TableColumn195" style:family="table-column">
      <style:table-column-properties style:column-width="0.2958in" style:use-optimal-column-width="false"/>
    </style:style>
    <style:style style:name="TableColumn196" style:family="table-column">
      <style:table-column-properties style:column-width="1.3777in" style:use-optimal-column-width="false"/>
    </style:style>
    <style:style style:name="TableColumn197" style:family="table-column">
      <style:table-column-properties style:column-width="0.2951in" style:use-optimal-column-width="false"/>
    </style:style>
    <style:style style:name="TableColumn198" style:family="table-column">
      <style:table-column-properties style:column-width="1.3784in" style:use-optimal-column-width="false"/>
    </style:style>
    <style:style style:name="TableColumn199" style:family="table-column">
      <style:table-column-properties style:column-width="0.2951in" style:use-optimal-column-width="false"/>
    </style:style>
    <style:style style:name="TableColumn200" style:family="table-column">
      <style:table-column-properties style:column-width="0.959in" style:use-optimal-column-width="false"/>
    </style:style>
    <style:style style:name="Table193" style:family="table">
      <style:table-properties style:width="5.8576in" fo:margin-left="-0.075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top="0.1666in" fo:margin-bottom="0.1666in"/>
    </style:style>
    <style:style style:name="T204" style:parent-style-name="Fonteparág.padrão" style:family="text">
      <style:text-properties fo:font-weight="bold" style:font-weight-asian="bold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217" style:parent-style-name="Fonteparág.padrão" style:family="text">
      <style:text-properties fo:font-weight="bold" style:font-weight-asian="bold"/>
    </style:style>
    <style:style style:name="P218" style:parent-style-name="Standard" style:family="paragraph">
      <style:text-properties fo:font-weight="bold" style:font-weight-asian="bold" fo:font-style="italic" style:font-style-asian="italic" fo:color="#0000FF"/>
    </style:style>
    <style:style style:name="T219" style:parent-style-name="Fonteparág.padrão" style:family="text">
      <style:text-properties fo:font-weight="bold" style:font-weight-asian="bold"/>
    </style:style>
    <style:style style:name="T220" style:parent-style-name="Fonteparág.padrão" style:family="text">
      <style:text-properties fo:font-weight="bold" style:font-weight-asian="bold"/>
    </style:style>
    <style:style style:name="P221" style:parent-style-name="destaque1" style:family="paragraph">
      <style:text-properties fo:font-style="italic" style:font-style-asian="italic" style:language-asian="pt" style:country-asian="BR"/>
    </style:style>
    <style:style style:name="T222" style:parent-style-name="Fonteparág.padrão" style:family="text">
      <style:text-properties style:font-style-complex="italic"/>
    </style:style>
    <style:style style:name="P223" style:parent-style-name="Standard" style:family="paragraph">
      <style:paragraph-properties fo:text-align="justify"/>
    </style:style>
    <style:style style:name="T224" style:parent-style-name="Fonteparág.padrão" style:family="text">
      <style:text-properties fo:font-weight="bold" style:font-weight-asian="bold"/>
    </style:style>
    <style:style style:name="T225" style:parent-style-name="Fonteparág.padrão" style:family="text">
      <style:text-properties style:font-weight-complex="bold"/>
    </style:style>
    <style:style style:name="P226" style:parent-style-name="Standard" style:family="paragraph">
      <style:paragraph-properties fo:text-align="justify"/>
      <style:text-properties style:font-weight-complex="bold"/>
    </style:style>
    <style:style style:name="TableColumn228" style:family="table-column">
      <style:table-column-properties style:column-width="1.2562in" style:use-optimal-column-width="false"/>
    </style:style>
    <style:style style:name="TableColumn229" style:family="table-column">
      <style:table-column-properties style:column-width="0.2958in" style:use-optimal-column-width="false"/>
    </style:style>
    <style:style style:name="TableColumn230" style:family="table-column">
      <style:table-column-properties style:column-width="1.3777in" style:use-optimal-column-width="false"/>
    </style:style>
    <style:style style:name="TableColumn231" style:family="table-column">
      <style:table-column-properties style:column-width="0.2951in" style:use-optimal-column-width="false"/>
    </style:style>
    <style:style style:name="TableColumn232" style:family="table-column">
      <style:table-column-properties style:column-width="1.3784in" style:use-optimal-column-width="false"/>
    </style:style>
    <style:style style:name="TableColumn233" style:family="table-column">
      <style:table-column-properties style:column-width="0.2951in" style:use-optimal-column-width="false"/>
    </style:style>
    <style:style style:name="TableColumn234" style:family="table-column">
      <style:table-column-properties style:column-width="0.959in" style:use-optimal-column-width="false"/>
    </style:style>
    <style:style style:name="Table227" style:family="table">
      <style:table-properties style:width="5.8576in" fo:margin-left="-0.075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Fonteparág.padrão" style:family="text">
      <style:text-properties fo:font-weight="bold" style:font-weight-asian="bold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45" style:family="table-cell">
      <style:table-cell-properties fo:border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P251" style:parent-style-name="Standard" style:family="paragraph">
      <style:text-properties fo:font-weight="bold" style:font-weight-asian="bold"/>
    </style:style>
    <style:style style:name="T252" style:parent-style-name="Fonteparág.padrão" style:family="text">
      <style:text-properties fo:font-weight="bold" style:font-weight-asian="bold"/>
    </style:style>
    <style:style style:name="P253" style:parent-style-name="Standard" style:family="paragraph">
      <style:text-properties fo:font-weight="bold" style:font-weight-asian="bold" fo:font-style="italic" style:font-style-asian="italic" fo:color="#0000FF"/>
    </style:style>
    <style:style style:name="T254" style:parent-style-name="Fonteparág.padrão" style:family="text">
      <style:text-properties fo:font-weight="bold" style:font-weight-asian="bold"/>
    </style:style>
    <style:style style:name="T255" style:parent-style-name="Fonteparág.padrão" style:family="text">
      <style:text-properties style:font-style-complex="italic"/>
    </style:style>
    <style:style style:name="P256" style:parent-style-name="Standard" style:family="paragraph">
      <style:paragraph-properties fo:text-align="justify"/>
    </style:style>
    <style:style style:name="T257" style:parent-style-name="Fonteparág.padrão" style:family="text">
      <style:text-properties fo:font-weight="bold" style:font-weight-asian="bold"/>
    </style:style>
    <style:style style:name="T258" style:parent-style-name="Fonteparág.padrão" style:family="text">
      <style:text-properties style:font-weight-complex="bold"/>
    </style:style>
    <style:style style:name="TableColumn260" style:family="table-column">
      <style:table-column-properties style:column-width="1.2562in" style:use-optimal-column-width="false"/>
    </style:style>
    <style:style style:name="TableColumn261" style:family="table-column">
      <style:table-column-properties style:column-width="0.2958in" style:use-optimal-column-width="false"/>
    </style:style>
    <style:style style:name="TableColumn262" style:family="table-column">
      <style:table-column-properties style:column-width="1.3777in" style:use-optimal-column-width="false"/>
    </style:style>
    <style:style style:name="TableColumn263" style:family="table-column">
      <style:table-column-properties style:column-width="0.2951in" style:use-optimal-column-width="false"/>
    </style:style>
    <style:style style:name="TableColumn264" style:family="table-column">
      <style:table-column-properties style:column-width="1.3784in" style:use-optimal-column-width="false"/>
    </style:style>
    <style:style style:name="TableColumn265" style:family="table-column">
      <style:table-column-properties style:column-width="0.2951in" style:use-optimal-column-width="false"/>
    </style:style>
    <style:style style:name="TableColumn266" style:family="table-column">
      <style:table-column-properties style:column-width="0.959in" style:use-optimal-column-width="false"/>
    </style:style>
    <style:style style:name="Table259" style:family="table">
      <style:table-properties style:width="5.8576in" fo:margin-left="-0.075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top="0.1666in" fo:margin-bottom="0.1666in"/>
    </style:style>
    <style:style style:name="T270" style:parent-style-name="Fonteparág.padrão" style:family="text">
      <style:text-properties fo:font-weight="bold" style:font-weight-asian="bold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P283" style:parent-style-name="Standard" style:family="paragraph">
      <style:text-properties fo:font-weight="bold" style:font-weight-asian="bold"/>
    </style:style>
    <style:style style:name="T284" style:parent-style-name="Fonteparág.padrão" style:family="text">
      <style:text-properties fo:font-weight="bold" style:font-weight-asian="bold"/>
    </style:style>
    <style:style style:name="P285" style:parent-style-name="Standard" style:family="paragraph">
      <style:text-properties fo:font-weight="bold" style:font-weight-asian="bold" fo:font-style="italic" style:font-style-asian="italic" fo:color="#0000FF"/>
    </style:style>
    <style:style style:name="T286" style:parent-style-name="Fonteparág.padrão" style:family="text">
      <style:text-properties fo:font-weight="bold" style:font-weight-asian="bold"/>
    </style:style>
    <style:style style:name="P287" style:parent-style-name="Standard" style:family="paragraph">
      <style:text-properties fo:font-style="italic" style:font-style-asian="italic"/>
    </style:style>
    <style:style style:name="P288" style:parent-style-name="Título2" style:family="paragraph"/>
    <style:style style:name="P289" style:parent-style-name="Standard" style:family="paragraph">
      <style:text-properties style:font-style-complex="italic"/>
    </style:style>
    <style:style style:name="T290" style:parent-style-name="Fonteparág.padrão" style:family="text">
      <style:text-properties style:font-style-complex="italic"/>
    </style:style>
    <style:style style:name="P291" style:parent-style-name="Standard" style:family="paragraph">
      <style:paragraph-properties fo:text-align="justify"/>
    </style:style>
    <style:style style:name="T292" style:parent-style-name="Fonteparág.padrão" style:family="text">
      <style:text-properties fo:font-weight="bold" style:font-weight-asian="bold"/>
    </style:style>
    <style:style style:name="TableColumn294" style:family="table-column">
      <style:table-column-properties style:column-width="1.2562in" style:use-optimal-column-width="false"/>
    </style:style>
    <style:style style:name="TableColumn295" style:family="table-column">
      <style:table-column-properties style:column-width="0.2958in" style:use-optimal-column-width="false"/>
    </style:style>
    <style:style style:name="TableColumn296" style:family="table-column">
      <style:table-column-properties style:column-width="1.3777in" style:use-optimal-column-width="false"/>
    </style:style>
    <style:style style:name="TableColumn297" style:family="table-column">
      <style:table-column-properties style:column-width="0.2951in" style:use-optimal-column-width="false"/>
    </style:style>
    <style:style style:name="TableColumn298" style:family="table-column">
      <style:table-column-properties style:column-width="1.3784in" style:use-optimal-column-width="false"/>
    </style:style>
    <style:style style:name="TableColumn299" style:family="table-column">
      <style:table-column-properties style:column-width="0.2951in" style:use-optimal-column-width="false"/>
    </style:style>
    <style:style style:name="TableColumn300" style:family="table-column">
      <style:table-column-properties style:column-width="0.959in" style:use-optimal-column-width="false"/>
    </style:style>
    <style:style style:name="Table293" style:family="table">
      <style:table-properties style:width="5.8576in" fo:margin-left="-0.075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top="0.1666in" fo:margin-bottom="0.1666in"/>
    </style:style>
    <style:style style:name="T304" style:parent-style-name="Fonteparág.padrão" style:family="text">
      <style:text-properties fo:font-weight="bold" style:font-weight-asian="bold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15" style:family="table-cell">
      <style:table-cell-properties fo:border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317" style:parent-style-name="Fonteparág.padrão" style:family="text">
      <style:text-properties fo:font-weight="bold" style:font-weight-asian="bold"/>
    </style:style>
    <style:style style:name="P318" style:parent-style-name="Standard" style:family="paragraph">
      <style:text-properties fo:font-weight="bold" style:font-weight-asian="bold" fo:font-style="italic" style:font-style-asian="italic" fo:color="#0000FF"/>
    </style:style>
    <style:style style:name="T319" style:parent-style-name="Fonteparág.padrão" style:family="text">
      <style:text-properties fo:font-weight="bold" style:font-weight-asian="bold"/>
    </style:style>
    <style:style style:name="T320" style:parent-style-name="Fonteparág.padrão" style:family="text">
      <style:text-properties style:font-style-complex="italic"/>
    </style:style>
    <style:style style:name="T321" style:parent-style-name="Fonteparág.padrão" style:family="text">
      <style:text-properties fo:font-weight="bold" style:font-weight-asian="bold" style:font-weight-complex="bold"/>
    </style:style>
    <style:style style:name="T322" style:parent-style-name="Fonteparág.padrão" style:family="text">
      <style:text-properties style:font-weight-complex="bold"/>
    </style:style>
    <style:style style:name="T323" style:parent-style-name="Fonteparág.padrão" style:family="text">
      <style:text-properties style:font-weight-complex="bold"/>
    </style:style>
    <style:style style:name="TableColumn325" style:family="table-column">
      <style:table-column-properties style:column-width="1.2562in" style:use-optimal-column-width="false"/>
    </style:style>
    <style:style style:name="TableColumn326" style:family="table-column">
      <style:table-column-properties style:column-width="0.2958in" style:use-optimal-column-width="false"/>
    </style:style>
    <style:style style:name="TableColumn327" style:family="table-column">
      <style:table-column-properties style:column-width="1.3777in" style:use-optimal-column-width="false"/>
    </style:style>
    <style:style style:name="TableColumn328" style:family="table-column">
      <style:table-column-properties style:column-width="0.2951in" style:use-optimal-column-width="false"/>
    </style:style>
    <style:style style:name="TableColumn329" style:family="table-column">
      <style:table-column-properties style:column-width="1.3784in" style:use-optimal-column-width="false"/>
    </style:style>
    <style:style style:name="TableColumn330" style:family="table-column">
      <style:table-column-properties style:column-width="0.2951in" style:use-optimal-column-width="false"/>
    </style:style>
    <style:style style:name="TableColumn331" style:family="table-column">
      <style:table-column-properties style:column-width="0.959in" style:use-optimal-column-width="false"/>
    </style:style>
    <style:style style:name="Table324" style:family="table">
      <style:table-properties style:width="5.8576in" fo:margin-left="-0.075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none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top="0.1666in" fo:margin-bottom="0.1666in"/>
    </style:style>
    <style:style style:name="T335" style:parent-style-name="Fonteparág.padrão" style:family="text">
      <style:text-properties fo:font-weight="bold" style:font-weight-asian="bold"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42" style:family="table-cell">
      <style:table-cell-properties fo:border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P348" style:parent-style-name="Standard" style:family="paragraph">
      <style:paragraph-properties fo:text-align="justify"/>
    </style:style>
    <style:style style:name="T349" style:parent-style-name="Fonteparág.padrão" style:family="text">
      <style:text-properties fo:font-weight="bold" style:font-weight-asian="bold"/>
    </style:style>
    <style:style style:name="P350" style:parent-style-name="Standard" style:family="paragraph">
      <style:text-properties fo:font-weight="bold" style:font-weight-asian="bold" fo:font-style="italic" style:font-style-asian="italic" fo:color="#0000FF"/>
    </style:style>
    <style:style style:name="P351" style:parent-style-name="Standard" style:family="paragraph">
      <style:paragraph-properties fo:text-align="justify"/>
    </style:style>
    <style:style style:name="T352" style:parent-style-name="Fonteparág.padrão" style:family="text">
      <style:text-properties fo:font-weight="bold" style:font-weight-asian="bold"/>
    </style:style>
    <style:style style:name="P353" style:parent-style-name="Standard" style:family="paragraph">
      <style:text-properties fo:font-style="italic" style:font-style-asian="italic"/>
    </style:style>
    <style:style style:name="T354" style:parent-style-name="Fonteparág.padrão" style:family="text">
      <style:text-properties fo:font-style="italic" style:font-style-asian="italic"/>
    </style:style>
    <style:style style:name="T355" style:parent-style-name="Fonteparág.padrão" style:family="text">
      <style:text-properties style:font-style-complex="italic"/>
    </style:style>
    <style:style style:name="P356" style:parent-style-name="Corpodetexto3" style:family="paragraph">
      <style:text-properties fo:color="#000000"/>
    </style:style>
    <style:style style:name="TableColumn358" style:family="table-column">
      <style:table-column-properties style:column-width="1.2562in" style:use-optimal-column-width="false"/>
    </style:style>
    <style:style style:name="TableColumn359" style:family="table-column">
      <style:table-column-properties style:column-width="0.2958in" style:use-optimal-column-width="false"/>
    </style:style>
    <style:style style:name="TableColumn360" style:family="table-column">
      <style:table-column-properties style:column-width="1.3777in" style:use-optimal-column-width="false"/>
    </style:style>
    <style:style style:name="TableColumn361" style:family="table-column">
      <style:table-column-properties style:column-width="0.2951in" style:use-optimal-column-width="false"/>
    </style:style>
    <style:style style:name="TableColumn362" style:family="table-column">
      <style:table-column-properties style:column-width="1.3784in" style:use-optimal-column-width="false"/>
    </style:style>
    <style:style style:name="TableColumn363" style:family="table-column">
      <style:table-column-properties style:column-width="0.2951in" style:use-optimal-column-width="false"/>
    </style:style>
    <style:style style:name="TableColumn364" style:family="table-column">
      <style:table-column-properties style:column-width="0.959in" style:use-optimal-column-width="false"/>
    </style:style>
    <style:style style:name="Table357" style:family="table">
      <style:table-properties style:width="5.8576in" fo:margin-left="-0.075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top="0.1666in" fo:margin-bottom="0.1666in"/>
    </style:style>
    <style:style style:name="T368" style:parent-style-name="Fonteparág.padrão" style:family="text">
      <style:text-properties fo:font-weight="bold" style:font-weight-asian="bold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75" style:family="table-cell">
      <style:table-cell-properties fo:border="none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P381" style:parent-style-name="Standard" style:family="paragraph">
      <style:text-properties fo:color="#0000FF"/>
    </style:style>
    <style:style style:name="T382" style:parent-style-name="Fonteparág.padrão" style:family="text">
      <style:text-properties style:font-style-complex="italic"/>
    </style:style>
    <style:style style:name="P383" style:parent-style-name="Standard" style:family="paragraph">
      <style:paragraph-properties fo:text-align="justify"/>
    </style:style>
    <style:style style:name="TableColumn385" style:family="table-column">
      <style:table-column-properties style:column-width="1.2562in" style:use-optimal-column-width="false"/>
    </style:style>
    <style:style style:name="TableColumn386" style:family="table-column">
      <style:table-column-properties style:column-width="0.2958in" style:use-optimal-column-width="false"/>
    </style:style>
    <style:style style:name="TableColumn387" style:family="table-column">
      <style:table-column-properties style:column-width="1.3777in" style:use-optimal-column-width="false"/>
    </style:style>
    <style:style style:name="TableColumn388" style:family="table-column">
      <style:table-column-properties style:column-width="0.2951in" style:use-optimal-column-width="false"/>
    </style:style>
    <style:style style:name="TableColumn389" style:family="table-column">
      <style:table-column-properties style:column-width="1.3784in" style:use-optimal-column-width="false"/>
    </style:style>
    <style:style style:name="TableColumn390" style:family="table-column">
      <style:table-column-properties style:column-width="0.2951in" style:use-optimal-column-width="false"/>
    </style:style>
    <style:style style:name="TableColumn391" style:family="table-column">
      <style:table-column-properties style:column-width="0.959in" style:use-optimal-column-width="false"/>
    </style:style>
    <style:style style:name="Table384" style:family="table">
      <style:table-properties style:width="5.8576in" fo:margin-left="-0.075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none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top="0.1666in" fo:margin-bottom="0.1666in"/>
    </style:style>
    <style:style style:name="T395" style:parent-style-name="Fonteparág.padrão" style:family="text">
      <style:text-properties fo:font-weight="bold" style:font-weight-asian="bold"/>
    </style:style>
    <style:style style:name="TableCell396" style:family="table-cell">
      <style:table-cell-properties fo:border="none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98" style:family="table-cell">
      <style:table-cell-properties fo:border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400" style:family="table-cell">
      <style:table-cell-properties fo:border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02" style:family="table-cell">
      <style:table-cell-properties fo:border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404" style:family="table-cell">
      <style:table-cell-properties fo:border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06" style:family="table-cell">
      <style:table-cell-properties fo:border="none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P408" style:parent-style-name="Standard" style:family="paragraph">
      <style:text-properties fo:color="#0000FF"/>
    </style:style>
    <style:style style:name="T409" style:parent-style-name="Fonteparág.padrão" style:family="text">
      <style:text-properties style:font-style-complex="italic"/>
    </style:style>
    <style:style style:name="TableColumn411" style:family="table-column">
      <style:table-column-properties style:column-width="1.2562in" style:use-optimal-column-width="false"/>
    </style:style>
    <style:style style:name="TableColumn412" style:family="table-column">
      <style:table-column-properties style:column-width="0.2958in" style:use-optimal-column-width="false"/>
    </style:style>
    <style:style style:name="TableColumn413" style:family="table-column">
      <style:table-column-properties style:column-width="1.3777in" style:use-optimal-column-width="false"/>
    </style:style>
    <style:style style:name="TableColumn414" style:family="table-column">
      <style:table-column-properties style:column-width="0.2951in" style:use-optimal-column-width="false"/>
    </style:style>
    <style:style style:name="TableColumn415" style:family="table-column">
      <style:table-column-properties style:column-width="1.3784in" style:use-optimal-column-width="false"/>
    </style:style>
    <style:style style:name="TableColumn416" style:family="table-column">
      <style:table-column-properties style:column-width="0.2951in" style:use-optimal-column-width="false"/>
    </style:style>
    <style:style style:name="TableColumn417" style:family="table-column">
      <style:table-column-properties style:column-width="0.959in" style:use-optimal-column-width="false"/>
    </style:style>
    <style:style style:name="Table410" style:family="table">
      <style:table-properties style:width="5.8576in" fo:margin-left="-0.075in" table:align="lef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top="0.1666in" fo:margin-bottom="0.1666in"/>
    </style:style>
    <style:style style:name="T421" style:parent-style-name="Fonteparág.padrão" style:family="text">
      <style:text-properties fo:font-weight="bold" style:font-weight-asian="bold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426" style:family="table-cell">
      <style:table-cell-properties fo:border="none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434" style:parent-style-name="Fonteparág.padrão" style:family="text">
      <style:text-properties style:font-style-complex="italic"/>
    </style:style>
    <style:style style:name="TableColumn436" style:family="table-column">
      <style:table-column-properties style:column-width="1.2562in" style:use-optimal-column-width="false"/>
    </style:style>
    <style:style style:name="TableColumn437" style:family="table-column">
      <style:table-column-properties style:column-width="0.2958in" style:use-optimal-column-width="false"/>
    </style:style>
    <style:style style:name="TableColumn438" style:family="table-column">
      <style:table-column-properties style:column-width="1.3777in" style:use-optimal-column-width="false"/>
    </style:style>
    <style:style style:name="TableColumn439" style:family="table-column">
      <style:table-column-properties style:column-width="0.2951in" style:use-optimal-column-width="false"/>
    </style:style>
    <style:style style:name="TableColumn440" style:family="table-column">
      <style:table-column-properties style:column-width="1.3784in" style:use-optimal-column-width="false"/>
    </style:style>
    <style:style style:name="TableColumn441" style:family="table-column">
      <style:table-column-properties style:column-width="0.2951in" style:use-optimal-column-width="false"/>
    </style:style>
    <style:style style:name="TableColumn442" style:family="table-column">
      <style:table-column-properties style:column-width="0.959in" style:use-optimal-column-width="false"/>
    </style:style>
    <style:style style:name="Table435" style:family="table">
      <style:table-properties style:width="5.8576in" fo:margin-left="-0.075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none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top="0.1666in" fo:margin-bottom="0.1666in"/>
    </style:style>
    <style:style style:name="T446" style:parent-style-name="Fonteparág.padrão" style:family="text">
      <style:text-properties fo:font-weight="bold" style:font-weight-asian="bold"/>
    </style:style>
    <style:style style:name="TableCell447" style:family="table-cell">
      <style:table-cell-properties fo:border="none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49" style:family="table-cell">
      <style:table-cell-properties fo:border="none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451" style:family="table-cell">
      <style:table-cell-properties fo:border="none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P459" style:parent-style-name="Standard" style:family="paragraph">
      <style:text-properties fo:color="#0000FF"/>
    </style:style>
    <style:style style:name="T460" style:parent-style-name="Fonteparág.padrão" style:family="text">
      <style:text-properties style:font-style-complex="italic"/>
    </style:style>
    <style:style style:name="TableColumn462" style:family="table-column">
      <style:table-column-properties style:column-width="1.2562in" style:use-optimal-column-width="false"/>
    </style:style>
    <style:style style:name="TableColumn463" style:family="table-column">
      <style:table-column-properties style:column-width="0.2958in" style:use-optimal-column-width="false"/>
    </style:style>
    <style:style style:name="TableColumn464" style:family="table-column">
      <style:table-column-properties style:column-width="1.3777in" style:use-optimal-column-width="false"/>
    </style:style>
    <style:style style:name="TableColumn465" style:family="table-column">
      <style:table-column-properties style:column-width="0.2951in" style:use-optimal-column-width="false"/>
    </style:style>
    <style:style style:name="TableColumn466" style:family="table-column">
      <style:table-column-properties style:column-width="1.3784in" style:use-optimal-column-width="false"/>
    </style:style>
    <style:style style:name="TableColumn467" style:family="table-column">
      <style:table-column-properties style:column-width="0.2951in" style:use-optimal-column-width="false"/>
    </style:style>
    <style:style style:name="TableColumn468" style:family="table-column">
      <style:table-column-properties style:column-width="0.959in" style:use-optimal-column-width="false"/>
    </style:style>
    <style:style style:name="Table461" style:family="table">
      <style:table-properties style:width="5.8576in" fo:margin-left="-0.075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none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top="0.1666in" fo:margin-bottom="0.1666in"/>
    </style:style>
    <style:style style:name="T472" style:parent-style-name="Fonteparág.padrão" style:family="text">
      <style:text-properties fo:font-weight="bold" style:font-weight-asian="bold"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75" style:family="table-cell">
      <style:table-cell-properties fo:border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79" style:family="table-cell">
      <style:table-cell-properties fo:border="none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ableCell481" style:family="table-cell">
      <style:table-cell-properties fo:border="none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83" style:family="table-cell">
      <style:table-cell-properties fo:border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P485" style:parent-style-name="Standard" style:family="paragraph">
      <style:paragraph-properties fo:text-align="justify"/>
    </style:style>
    <style:style style:name="P486" style:parent-style-name="Commarcadores" style:list-style-name="WW8Num23" style:family="paragraph"/>
    <style:style style:name="T487" style:parent-style-name="Fonteparág.padrão" style:family="text">
      <style:text-properties fo:font-weight="bold" style:font-weight-asian="bold"/>
    </style:style>
    <style:style style:name="T488" style:parent-style-name="Fonteparág.padrão" style:family="text">
      <style:text-properties fo:language="en" fo:country="US"/>
    </style:style>
    <style:style style:name="P489" style:parent-style-name="Commarcadores" style:list-style-name="WW8Num23" style:family="paragraph"/>
    <style:style style:name="T490" style:parent-style-name="Fonteparág.padrão" style:family="text">
      <style:text-properties fo:language="en" fo:country="US"/>
    </style:style>
    <style:style style:name="T491" style:parent-style-name="Fonteparág.padrão" style:family="text">
      <style:text-properties fo:font-weight="bold" style:font-weight-asian="bold" fo:language="en" fo:country="US"/>
    </style:style>
    <style:style style:name="T492" style:parent-style-name="Fonteparág.padrão" style:family="text">
      <style:text-properties fo:language="en" fo:country="US"/>
    </style:style>
    <style:style style:name="P493" style:parent-style-name="Commarcadores" style:list-style-name="WW8Num23" style:family="paragraph"/>
    <style:style style:name="P494" style:parent-style-name="Commarcadores" style:list-style-name="WW8Num23" style:family="paragraph"/>
    <style:style style:name="P495" style:parent-style-name="Commarcadores" style:list-style-name="WW8Num23" style:family="paragraph"/>
    <style:style style:name="P496" style:parent-style-name="Commarcadores" style:list-style-name="WW8Num23" style:family="paragraph"/>
  </office:automatic-styles>
  <office:body>
    <office:text text:use-soft-page-breaks="true">
      <text:p text:style-name="P1"/>
      <text:p text:style-name="P6">Documento de Requisitos do Sistema</text:p>
      <text:p text:style-name="P11">GymManagement<text:s/></text:p>
      <text:p text:style-name="versao">Versão<text:s/><text:span text:style-name="T12">1</text:span><text:span text:style-name="T13">.0</text:span></text:p>
      <text:p text:style-name="P14">Histórico de Alterações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Data</text:p>
          </table:table-cell>
          <table:table-cell table:style-name="TableCell28">
            <text:p text:style-name="P29">Versão</text:p>
          </table:table-cell>
          <table:table-cell table:style-name="TableCell30">
            <text:p text:style-name="P31">Descrição</text:p>
          </table:table-cell>
          <table:table-cell table:style-name="TableCell32">
            <text:p text:style-name="P33">Autor</text:p>
          </table:table-cell>
        </table:table-row>
        <table:table-row table:style-name="TableRow34">
          <table:table-cell table:style-name="TableCell35">
            <text:p text:style-name="P36">05/06/2023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Fechamento do escopo com definição de todos os requisitos a serem implementados.</text:p>
          </table:table-cell>
          <table:table-cell table:style-name="TableCell41">
            <text:p text:style-name="P42">Luis P. L. de Brito</text:p>
          </table:table-cell>
        </table:table-row>
        <table:table-row table:style-name="TableRow43">
          <table:table-cell table:style-name="TableCell44">
            <text:p text:style-name="P45">05/06/2023</text:p>
          </table:table-cell>
          <table:table-cell table:style-name="TableCell46">
            <text:p text:style-name="P47">1.0</text:p>
          </table:table-cell>
          <table:table-cell table:style-name="TableCell48">
            <text:p text:style-name="P49">Estruturação do documento. Avaliação dos requisitos visando às funcionalidades desejadas.</text:p>
          </table:table-cell>
          <table:table-cell table:style-name="TableCell50">
            <text:p text:style-name="P51">Luis P. L. de Brito</text:p>
          </table:table-cell>
        </table:table-row>
        <table:table-row table:style-name="TableRow52">
          <table:table-cell table:style-name="TableCell53">
            <text:p text:style-name="P54">05/06/2023</text:p>
          </table:table-cell>
          <table:table-cell table:style-name="TableCell55">
            <text:p text:style-name="P56">1.0</text:p>
          </table:table-cell>
          <table:table-cell table:style-name="TableCell57">
            <text:p text:style-name="P58">Modificações gerais no documento</text:p>
          </table:table-cell>
          <table:table-cell table:style-name="TableCell59">
            <text:p text:style-name="P60">Luis P. L. de Brito</text:p>
          </table:table-cell>
        </table:table-row>
      </table:table>
      <text:h text:style-name="P61" text:outline-level="1">Conteúdo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9"><text:a xlink:href="#__RefHeading___Toc35261013" office:target-frame-name="_top" xlink:show="replace"><text:span text:style-name="T80">1.</text:span></text:a><text:a xlink:href="#__RefHeading___Toc35261013" office:target-frame-name="_top" xlink:show="replace"><text:span text:style-name="T81"><text:tab/></text:span></text:a><text:a xlink:href="#__RefHeading___Toc35261013" office:target-frame-name="_top" xlink:show="replace"><text:span text:style-name="T82">Introdução</text:span></text:a><text:a xlink:href="#__RefHeading___Toc35261013" office:target-frame-name="_top" xlink:show="replace"><text:tab/></text:a>5</text:p>
          <text:p text:style-name="P83"><text:a xlink:href="#__RefHeading___Toc35261014" office:target-frame-name="_top" xlink:show="replace"><text:span text:style-name="T84">1.1</text:span></text:a><text:a xlink:href="#__RefHeading___Toc35261014" office:target-frame-name="_top" xlink:show="replace"><text:span text:style-name="T85"><text:tab/></text:span></text:a><text:a xlink:href="#__RefHeading___Toc35261014" office:target-frame-name="_top" xlink:show="replace"><text:span text:style-name="T86">Visão geral do documento</text:span></text:a><text:a xlink:href="#__RefHeading___Toc35261014" office:target-frame-name="_top" xlink:show="replace"><text:tab/></text:a>5</text:p>
          <text:p text:style-name="P87"><text:a xlink:href="#__RefHeading___Toc35261015" office:target-frame-name="_top" xlink:show="replace"><text:span text:style-name="T88">1.2</text:span></text:a><text:a xlink:href="#__RefHeading___Toc35261015" office:target-frame-name="_top" xlink:show="replace"><text:span text:style-name="T89"><text:tab/></text:span></text:a><text:a xlink:href="#__RefHeading___Toc35261015" office:target-frame-name="_top" xlink:show="replace"><text:span text:style-name="T90">Convenções, termos e abreviações</text:span></text:a><text:a xlink:href="#__RefHeading___Toc35261015" office:target-frame-name="_top" xlink:show="replace"><text:tab/></text:a>5</text:p>
          <text:p text:style-name="P91"><text:a xlink:href="#__RefHeading___Toc35261016" office:target-frame-name="_top" xlink:show="replace">1.2.1</text:a><text:a xlink:href="#__RefHeading___Toc35261016" office:target-frame-name="_top" xlink:show="replace"><text:span text:style-name="T92"><text:tab/></text:span></text:a><text:a xlink:href="#__RefHeading___Toc35261016" office:target-frame-name="_top" xlink:show="replace">Identificação dos requisitos<text:tab/></text:a>5</text:p>
          <text:p text:style-name="P93"><text:a xlink:href="#__RefHeading___Toc35261017" office:target-frame-name="_top" xlink:show="replace">1.2.2</text:a><text:a xlink:href="#__RefHeading___Toc35261017" office:target-frame-name="_top" xlink:show="replace"><text:span text:style-name="T94"><text:tab/></text:span></text:a><text:a xlink:href="#__RefHeading___Toc35261017" office:target-frame-name="_top" xlink:show="replace">Prioridades dos requisitos<text:tab/></text:a>5</text:p>
          <text:p text:style-name="P95"><text:a xlink:href="#__RefHeading___Toc35261018" office:target-frame-name="_top" xlink:show="replace"><text:span text:style-name="T96">2.</text:span></text:a><text:a xlink:href="#__RefHeading___Toc35261018" office:target-frame-name="_top" xlink:show="replace"><text:span text:style-name="T97"><text:tab/></text:span></text:a><text:a xlink:href="#__RefHeading___Toc35261018" office:target-frame-name="_top" xlink:show="replace"><text:span text:style-name="T98">Descrição geral do sistema</text:span></text:a><text:a xlink:href="#__RefHeading___Toc35261018" office:target-frame-name="_top" xlink:show="replace"><text:tab/></text:a>6</text:p>
          <text:p text:style-name="P99"><text:a xlink:href="#__RefHeading___Toc35261019" office:target-frame-name="_top" xlink:show="replace"><text:span text:style-name="T100">2.1</text:span></text:a><text:a xlink:href="#__RefHeading___Toc35261019" office:target-frame-name="_top" xlink:show="replace"><text:span text:style-name="T101"><text:tab/></text:span></text:a><text:a xlink:href="#__RefHeading___Toc35261019" office:target-frame-name="_top" xlink:show="replace"><text:span text:style-name="T102">Abrangência e sistemas relacionados</text:span></text:a><text:a xlink:href="#__RefHeading___Toc35261019" office:target-frame-name="_top" xlink:show="replace"><text:tab/></text:a>6</text:p>
          <text:p text:style-name="P103"><text:a xlink:href="#__RefHeading___Toc35261020" office:target-frame-name="_top" xlink:show="replace"><text:span text:style-name="T104">3.</text:span></text:a><text:a xlink:href="#__RefHeading___Toc35261020" office:target-frame-name="_top" xlink:show="replace"><text:span text:style-name="T105"><text:tab/></text:span></text:a><text:a xlink:href="#__RefHeading___Toc35261020" office:target-frame-name="_top" xlink:show="replace"><text:span text:style-name="T106">Requisitos</text:span><text:span text:style-name="T107"><text:s/>funcionais (casos de uso)</text:span></text:a><text:a xlink:href="#__RefHeading___Toc35261020" office:target-frame-name="_top" xlink:show="replace"><text:tab/></text:a>6</text:p>
          <text:p text:style-name="P108"><text:a xlink:href="#__RefHeading___Toc35261021" office:target-frame-name="_top" xlink:show="replace"><text:span text:style-name="T109">3.1</text:span></text:a><text:a xlink:href="#__RefHeading___Toc35261021" office:target-frame-name="_top" xlink:show="replace"><text:span text:style-name="T110"><text:tab/></text:span></text:a><text:a xlink:href="#__RefHeading___Toc35261021" office:target-frame-name="_top" xlink:show="replace"><text:span text:style-name="T111">Cadastro</text:span></text:a><text:a xlink:href="#__RefHeading___Toc35261021" office:target-frame-name="_top" xlink:show="replace"><text:tab/></text:a>6</text:p>
          <text:p text:style-name="P112"><text:a xlink:href="#__RefHeading___Toc35261022" office:target-frame-name="_top" xlink:show="replace">[RF001]<text:s/></text:a><text:s/>Cadastro de Alunos<text:a xlink:href="#__RefHeading___Toc35261022" office:target-frame-name="_top" xlink:show="replace"><text:tab/></text:a>6</text:p>
          <text:p text:style-name="P113"><text:a xlink:href="#__RefHeading___Toc35261023" office:target-frame-name="_top" xlink:show="replace">[RF002]<text:s/></text:a><text:s/>Agendamento de Aulas<text:a xlink:href="#__RefHeading___Toc35261023" office:target-frame-name="_top" xlink:show="replace"><text:tab/></text:a>7</text:p>
          <text:p text:style-name="P114"><text:a xlink:href="#__RefHeading___Toc35261024" office:target-frame-name="_top" xlink:show="replace">[RF003]<text:s/></text:a><text:s/>Controle de Pagamentos<text:a xlink:href="#__RefHeading___Toc35261024" office:target-frame-name="_top" xlink:show="replace"><text:tab/></text:a>7</text:p>
          <text:p text:style-name="P115"><text:a xlink:href="#__RefHeading___Toc35261025" office:target-frame-name="_top" xlink:show="replace"><text:span text:style-name="T116">3.2</text:span></text:a><text:a xlink:href="#__RefHeading___Toc35261025" office:target-frame-name="_top" xlink:show="replace"><text:span text:style-name="T117"><text:tab/></text:span></text:a><text:a xlink:href="#__RefHeading___Toc35261025" office:target-frame-name="_top" xlink:show="replace"><text:span text:style-name="T118">Interface</text:span></text:a><text:a xlink:href="#__RefHeading___Toc35261025" office:target-frame-name="_top" xlink:show="replace"><text:tab/></text:a>7</text:p>
          <text:p text:style-name="P119"><text:a xlink:href="#__RefHeading___Toc35261026" office:target-frame-name="_top" xlink:show="replace">[RF001]<text:s/></text:a><text:s/>Geração de Relatórios<text:a xlink:href="#__RefHeading___Toc35261026" office:target-frame-name="_top" xlink:show="replace"><text:tab/></text:a>7</text:p>
          <text:p text:style-name="P120"><text:a xlink:href="#__RefHeading___Toc35261027" office:target-frame-name="_top" xlink:show="replace">[RF002]<text:s/></text:a><text:s/>Acompanhamento de Desempenho<text:a xlink:href="#__RefHeading___Toc35261036" office:target-frame-name="_top" xlink:show="replace"><text:tab/></text:a>7</text:p>
          <text:p text:style-name="P121"><text:a xlink:href="#__RefHeading___Toc35261037" office:target-frame-name="_top" xlink:show="replace"><text:span text:style-name="T122">4.</text:span></text:a><text:a xlink:href="#__RefHeading___Toc35261037" office:target-frame-name="_top" xlink:show="replace"><text:span text:style-name="T123"><text:tab/></text:span></text:a><text:a xlink:href="#__RefHeading___Toc35261037" office:target-frame-name="_top" xlink:show="replace"><text:span text:style-name="T124">Requisitos</text:span><text:span text:style-name="T125"><text:s/>não-funcionais</text:span></text:a><text:a xlink:href="#__RefHeading___Toc35261037" office:target-frame-name="_top" xlink:show="replace"><text:tab/></text:a>8</text:p>
          <text:p text:style-name="P126"><text:a xlink:href="#__RefHeading___Toc35261038" office:target-frame-name="_top" xlink:show="replace">[NF001]<text:s/></text:a>Usabilidade<text:a xlink:href="#__RefHeading___Toc35261038" office:target-frame-name="_top" xlink:show="replace"><text:tab/></text:a>8</text:p>
          <text:p text:style-name="P127"><text:a xlink:href="#__RefHeading___Toc35261039" office:target-frame-name="_top" xlink:show="replace">[NF002]<text:s/></text:a><text:a xlink:href="#__RefHeading___Toc35261039" office:target-frame-name="_top" xlink:show="replace"><text:span text:style-name="T128">Desempenho</text:span></text:a><text:a xlink:href="#__RefHeading___Toc35261039" office:target-frame-name="_top" xlink:show="replace"><text:tab/></text:a>8</text:p>
          <text:p text:style-name="P129"><text:a xlink:href="#__RefHeading___Toc35261040" office:target-frame-name="_top" xlink:show="replace">[NF003]<text:s/></text:a><text:s/>Segurança<text:a xlink:href="#__RefHeading___Toc35261040" office:target-frame-name="_top" xlink:show="replace"><text:tab/></text:a>8</text:p>
          <text:p text:style-name="P130">[NF004] Portabilidade<text:a xlink:href="#__RefHeading___Toc35261040" office:target-frame-name="_top" xlink:show="replace"><text:tab/></text:a>8</text:p>
          <text:p text:style-name="P131">[NF005] Integração<text:a xlink:href="#__RefHeading___Toc35261040" office:target-frame-name="_top" xlink:show="replace"><text:tab/>9</text:a></text:p>
          <text:p text:style-name="Standard"/>
          <text:p text:style-name="P132"><text:a xlink:href="#__RefHeading___Toc35261041" office:target-frame-name="_top" xlink:show="replace"><text:span text:style-name="T133">5.</text:span></text:a><text:a xlink:href="#__RefHeading___Toc35261041" office:target-frame-name="_top" xlink:show="replace"><text:span text:style-name="T134"><text:tab/></text:span></text:a><text:a xlink:href="#__RefHeading___Toc35261041" office:target-frame-name="_top" xlink:show="replace"><text:span text:style-name="T135">Referências</text:span></text:a><text:a xlink:href="#__RefHeading___Toc35261041" office:target-frame-name="_top" xlink:show="replace"><text:span text:style-name="T136"><text:tab/></text:span></text:a><text:span text:style-name="T137">9</text:span></text:p>
        </text:index-body>
      </text:table-of-content>
      <text:h text:style-name="P138" text:outline-level="1"><text:bookmark-start text:name="__RefHeading___Toc35261013"/>Introdução<text:bookmark-end text:name="__RefHeading___Toc35261013"/></text:h>
      <text:p text:style-name="P156">Este documento especifica os requisitos do sistema<text:s/><text:span text:style-name="T157">GymManagement</text:span>, fornecendo aos desenvolvedores as informações necessárias para o projeto e implementação, assim como para a realização dos testes e homologação do sistema.</text:p>
      <text:h text:style-name="Título2" text:outline-level="2"><text:bookmark-start text:name="__RefHeading___Toc35261014"/>Visão geral do documento<text:bookmark-end text:name="__RefHeading___Toc35261014"/></text:h>
      <text:p text:style-name="P158">Além desta seção introdutória, as seções seguintes estão organizadas como descrito abaixo.</text:p>
      <text:list text:style-name="WW8Num4">
        <text:list-item text:start-value="1">
          <text:p text:style-name="P159"><text:span text:style-name="T160">Seção 2 – Descrição geral do sistema</text:span>:<text:s/>apresenta uma visão geral do sistema, caracterizando qual é o seu escopo e descrevendo seus usuários.</text:p>
        </text:list-item>
        <text:list-item>
          <text:p text:style-name="Commarcadores"><text:span text:style-name="T161">Seção 3 – Requisitos funcionais (casos de uso)</text:span>: especifica todos os casos de uso do sistema, descrevendo os fluxos de eventos, prioridades, atores, entradas e saídas de cada caso de uso a ser implementado.</text:p>
        </text:list-item>
        <text:list-item>
          <text:p text:style-name="Commarcadores"><text:span text:style-name="T162">Seção 4 – Requisitos não-funcionais</text:span>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Commarcadores"><text:span text:style-name="T163">Seção 5 – Referências:<text:s/></text:span>apresenta referências para outros documentos utilizados para a confecção deste documento.</text:p>
        </text:list-item>
      </text:list>
      <text:h text:style-name="Título2" text:outline-level="2"><text:bookmark-start text:name="__RefHeading___Toc35261015"/>Convenções, termos e abreviações<text:bookmark-end text:name="__RefHeading___Toc35261015"/></text:h>
      <text:p text:style-name="P164">A correta interpretação deste documento exige o conhecimento de algumas convenções e termos específicos, que são descritos a seguir.</text:p>
      <text:h text:style-name="Título3" text:outline-level="3"><text:bookmark-start text:name="__RefHeading___Toc35261016"/>Identificação dos requisitos<text:bookmark-end text:name="__RefHeading___Toc35261016"/></text:h>
      <text:p text:style-name="P165">Por convenção, a referência a requisitos é feita através do nome da subseção onde eles estão descritos, seguidos do identificador do requisito, de acordo com a especificação a seguir:</text:p>
      <text:p text:style-name="P166">[<text:span text:style-name="T167">nome da subseção. identificador do requisito</text:span>]</text:p>
      <text:p text:style-name="P168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</text:p>
      <text:p text:style-name="P169">Os requisitos devem ser identificados com um identificador único. A numeração inicia com o identificador [RF001] ou [NF001] e prossegue sendo incrementada à medida que forem surgindo novos requisitos.</text:p>
      <text:h text:style-name="Título3" text:outline-level="3"><text:bookmark-start text:name="__RefHeading___Toc35261017"/>Prioridades dos requisitos<text:bookmark-end text:name="__RefHeading___Toc35261017"/></text:h>
      <text:p text:style-name="P170">Para estabelecer a prioridade dos requisitos, nas seções 4 e 5, foram adotadas as denominações “essencial”, “importante” e “desejável”.</text:p>
      <text:list text:style-name="WW8Num4" text:continue-numbering="true">
        <text:list-item>
          <text:p text:style-name="Commarcadores"><text:span text:style-name="T171">Essencial</text:span><text:s/>é o requisito sem o qual o sistema não entra em funcionamento. Requisitos essenciais são requisitos imprescindíveis, que têm que ser implementados impreterivelmente.</text:p>
        </text:list-item>
        <text:list-item>
          <text:p text:style-name="Commarcadores"><text:span text:style-name="T172">Importante</text:span><text:s/>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Commarcadores"><text:span text:style-name="T173">Desejável</text:span><text:s/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Título1" text:outline-level="1"><text:bookmark-start text:name="__RefHeading___Toc35261018"/>Descrição geral do sistema<text:bookmark-end text:name="__RefHeading___Toc35261018"/></text:h>
      <text:h text:style-name="P174" text:outline-level="2"><text:bookmark-start text:name="__RefHeading___Toc35261019"/>2.1<text:s/>Abrangência e<text:s/>sistemas relacionados<text:bookmark-end text:name="__RefHeading___Toc35261019"/></text:h>
      <text:p text:style-name="P175">O<text:s/><text:span text:style-name="T176">GymManagement<text:s/></text:span>é um software desenvolvido para o gerenciamento eficiente de academias, proporcionando uma solução abrangente para facilitar as atividades diárias e a administração do estabelecimento. Com recursos avançados e uma interface intuitiva, o sistema visa otimizar as operações, melhorar a experiência dos usuários e auxiliar no crescimento e sucesso da academia.</text:p>
      <text:p text:style-name="P177"/>
      <text:p text:style-name="P178">Por meio do<text:s/><text:span text:style-name="T179">GymManagement</text:span>, os gestores e colaboradores da academia terão acesso a uma variedade de funcionalidades, incluindo o cadastro de alunos, controle de treinos e planos de exercícios, agendamento de aulas e reservas de espaços, acompanhamento de desempenho e progresso dos alunos, gerenciamento de pagamentos e finanças, emissão de relatórios e muito mais.</text:p>
      <text:p text:style-name="P180"/>
      <text:p text:style-name="P181">Além disso, o sistema oferecerá recursos para a interação com os clientes, permitindo que os alunos realizem check-ins, acompanhem suas atividades, visualizem horários disponíveis, agendem aulas e acompanhem seu progresso por meio de um aplicativo móvel integrado.</text:p>
      <text:p text:style-name="P182"/>
      <text:p text:style-name="P183">O<text:s/><text:span text:style-name="T184">GymManagement</text:span><text:s/>visa simplificar e agilizar os processos internos da academia, garantindo uma gestão eficaz, proporcionando uma experiência satisfatória aos alunos e promovendo um ambiente de trabalho organizado para os colaboradores. Com uma plataforma flexível e personalizável, o sistema pode ser adaptado às necessidades específicas de cada academia, oferecendo uma solução completa e confiável para o gerenciamento de todos os aspectos do negócio.</text:p>
      <text:p text:style-name="P185"/>
      <text:h text:style-name="P186" text:outline-level="1"><text:bookmark-start text:name="__RefHeading___Toc35261020"/>Requisitos funcionais (casos de uso)<text:bookmark-end text:name="__RefHeading___Toc35261020"/></text:h>
      <text:p text:style-name="Standard"/>
      <text:h text:style-name="P187" text:outline-level="2"><text:bookmark-start text:name="__RefHeading___Toc35261021"/>3.1<text:s/>Cadastro<text:bookmark-end text:name="__RefHeading___Toc35261021"/></text:h>
      <text:p text:style-name="P188"/>
      <text:p text:style-name="Requisito"><text:s/><text:bookmark-start text:name="__RefHeading___Toc35261022"/>[RF001]<text:s/><text:bookmark-end text:name="__RefHeading___Toc35261022"/><text:span text:style-name="T189">Cadastro de Alunos</text:span></text:p>
      <text:p text:style-name="P190"><text:span text:style-name="T191">Descrição do caso de uso:<text:s/></text:span>Este caso de uso permite que o usuário cadastre novos alunos no sistema, inserindo suas informações pessoais, como nome, idade, sexo, endereço, etc.</text:p>
      <text:p text:style-name="P192"/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<text:span text:style-name="T204">Prioridade</text:span>:</text:p>
          </table:table-cell>
          <table:table-cell table:style-name="TableCell205">
            <text:p text:style-name="P206"></text:p>
          </table:table-cell>
          <table:table-cell table:style-name="TableCell207">
            <text:p text:style-name="P208">Essencial</text:p>
          </table:table-cell>
          <table:table-cell table:style-name="TableCell209">
            <text:p text:style-name="P210"></text:p>
          </table:table-cell>
          <table:table-cell table:style-name="TableCell211">
            <text:p text:style-name="P212">Importante</text:p>
          </table:table-cell>
          <table:table-cell table:style-name="TableCell213">
            <text:p text:style-name="P214"></text:p>
          </table:table-cell>
          <table:table-cell table:style-name="TableCell215">
            <text:p text:style-name="P216">Desejável</text:p>
          </table:table-cell>
        </table:table-row>
      </table:table>
      <text:p text:style-name="Standard"><text:span text:style-name="T217">Entradas e pré-condições</text:span>:<text:s/>O usuário deve fornecer os dados necessários do aluno a ser cadastrado.</text:p>
      <text:p text:style-name="P218"/>
      <text:p text:style-name="Standard"><text:span text:style-name="T219">Saídas e<text:s/></text:span><text:span text:style-name="T220">pós-condição</text:span>:<text:s/>O aluno é cadastrado no sistema.</text:p>
      <text:h text:style-name="P221" text:outline-level="1"/>
      <text:h text:style-name="Requisito" text:outline-level="1"><text:s/><text:bookmark-start text:name="__RefHeading___Toc35261023"/>[RF002]<text:s/><text:bookmark-end text:name="__RefHeading___Toc35261023"/><text:span text:style-name="T222">Agendamento de Aulas</text:span></text:h>
      <text:p text:style-name="P223"><text:span text:style-name="T224">Descrição do caso de uso:</text:span><text:span text:style-name="T225"><text:s/></text:span>Este caso de uso permite que o usuário agende aulas para os alunos, selecionando a data, horário, tipo de aula e instrutor responsável.</text:p>
      <text:p text:style-name="P226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<text:span text:style-name="T238">Prioridade</text:span>:</text:p>
          </table:table-cell>
          <table:table-cell table:style-name="TableCell239">
            <text:p text:style-name="P240"></text:p>
          </table:table-cell>
          <table:table-cell table:style-name="TableCell241">
            <text:p text:style-name="P242">Essencial</text:p>
          </table:table-cell>
          <table:table-cell table:style-name="TableCell243">
            <text:p text:style-name="P244"></text:p>
          </table:table-cell>
          <table:table-cell table:style-name="TableCell245">
            <text:p text:style-name="P246">Importante</text:p>
          </table:table-cell>
          <table:table-cell table:style-name="TableCell247">
            <text:p text:style-name="P248"></text:p>
          </table:table-cell>
          <table:table-cell table:style-name="TableCell249">
            <text:p text:style-name="P250">Desejável</text:p>
          </table:table-cell>
        </table:table-row>
      </table:table>
      <text:p text:style-name="P251"/>
      <text:p text:style-name="Standard"><text:span text:style-name="T252">Entradas e pré-condições</text:span>:<text:s/>O usuário deve selecionar o aluno, a data, o horário e o tipo de aula desejada.</text:p>
      <text:p text:style-name="P253"/>
      <text:p text:style-name="Standard"><text:span text:style-name="T254">Saídas e pós-condição</text:span>:<text:s/>A aula é agendada para o aluno.</text:p>
      <text:h text:style-name="Requisito" text:outline-level="1"><text:bookmark-start text:name="__RefHeading___Toc35261024"/>[RF003]<text:s/><text:bookmark-end text:name="__RefHeading___Toc35261024"/><text:span text:style-name="T255">Controle de Pagamentos</text:span></text:h>
      <text:p text:style-name="P256"><text:span text:style-name="T257">Descrição do caso de uso:</text:span><text:span text:style-name="T258"><text:s/></text:span>Este caso de uso permite que o usuário registre os pagamentos realizados pelos alunos, incluindo informações como valor pago, data e forma de pagamento.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<text:span text:style-name="T270">Prioridade</text:span>:</text:p>
          </table:table-cell>
          <table:table-cell table:style-name="TableCell271">
            <text:p text:style-name="P272"></text:p>
          </table:table-cell>
          <table:table-cell table:style-name="TableCell273">
            <text:p text:style-name="P274">Essencial</text:p>
          </table:table-cell>
          <table:table-cell table:style-name="TableCell275">
            <text:p text:style-name="P276"></text:p>
          </table:table-cell>
          <table:table-cell table:style-name="TableCell277">
            <text:p text:style-name="P278">Importante</text:p>
          </table:table-cell>
          <table:table-cell table:style-name="TableCell279">
            <text:p text:style-name="P280"></text:p>
          </table:table-cell>
          <table:table-cell table:style-name="TableCell281">
            <text:p text:style-name="P282">Desejável</text:p>
          </table:table-cell>
        </table:table-row>
      </table:table>
      <text:p text:style-name="P283"/>
      <text:p text:style-name="Standard"><text:span text:style-name="T284">Entradas e pré-condições</text:span>:<text:s/>O usuário deve informar o aluno, o valor pago, a data e a forma de pagamento.</text:p>
      <text:p text:style-name="P285"/>
      <text:p text:style-name="Standard"><text:span text:style-name="T286">Saídas e pós-condição</text:span>:<text:s/>O pagamento é registrado no sistema.</text:p>
      <text:p text:style-name="P287"/>
      <text:h text:style-name="P288" text:outline-level="2"><text:bookmark-start text:name="__RefHeading___Toc35261025"/>3.2<text:s/>Interface<text:bookmark-end text:name="__RefHeading___Toc35261025"/></text:h>
      <text:p text:style-name="P289"/>
      <text:p text:style-name="Requisito"><text:s/><text:bookmark-start text:name="__RefHeading___Toc35261026"/>[RF001]<text:s/><text:bookmark-end text:name="__RefHeading___Toc35261026"/><text:span text:style-name="T290">Geração de Relatórios</text:span></text:p>
      <text:p text:style-name="P291"><text:span text:style-name="T292">Descrição do caso de uso:<text:s/></text:span>Este caso de uso permite que o usuário gere relatórios com informações sobre os alunos, pagamentos, aulas agendadas, entre outros dados relevantes para a gestão da academia.</text:p>
      <table:table table:style-name="Table293">
        <table:table-columns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<text:span text:style-name="T304">Prioridade</text:span>:</text:p>
          </table:table-cell>
          <table:table-cell table:style-name="TableCell305">
            <text:p text:style-name="P306"></text:p>
          </table:table-cell>
          <table:table-cell table:style-name="TableCell307">
            <text:p text:style-name="P308">Essencial</text:p>
          </table:table-cell>
          <table:table-cell table:style-name="TableCell309">
            <text:p text:style-name="P310"></text:p>
          </table:table-cell>
          <table:table-cell table:style-name="TableCell311">
            <text:p text:style-name="P312">Importante</text:p>
          </table:table-cell>
          <table:table-cell table:style-name="TableCell313">
            <text:p text:style-name="P314"></text:p>
          </table:table-cell>
          <table:table-cell table:style-name="TableCell315">
            <text:p text:style-name="P316">Desejável</text:p>
          </table:table-cell>
        </table:table-row>
      </table:table>
      <text:p text:style-name="Standard"><text:span text:style-name="T317">Entradas e pré-condições</text:span>:<text:s/>O usuário deve selecionar os critérios e filtros para o relatório desejado.</text:p>
      <text:p text:style-name="P318"/>
      <text:p text:style-name="Standard"><text:span text:style-name="T319">Saídas e pós-condição</text:span>:<text:s/>O relatório é gerado e exibido para o usuário.</text:p>
      <text:h text:style-name="Requisito" text:outline-level="1"><text:bookmark-start text:name="__RefHeading___Toc35261027"/>[RF002]<text:s/><text:bookmark-end text:name="__RefHeading___Toc35261027"/><text:span text:style-name="T320">Acompanhamento de Desempenho</text:span></text:h>
      <text:p text:style-name="Standard"><text:span text:style-name="T321">Descrição do caso de uso:</text:span><text:span text:style-name="T322"><text:s/></text:span><text:span text:style-name="T323">Este caso de uso permite que o usuário registre e acompanhe o desempenho dos alunos em suas atividades físicas, como medidas corporais, peso, frequência cardíaca, entre outros.</text:span>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><text:span text:style-name="T335">Prioridade</text:span>:</text:p>
          </table:table-cell>
          <table:table-cell table:style-name="TableCell336">
            <text:p text:style-name="P337"></text:p>
          </table:table-cell>
          <table:table-cell table:style-name="TableCell338">
            <text:p text:style-name="P339">Essencial</text:p>
          </table:table-cell>
          <table:table-cell table:style-name="TableCell340">
            <text:p text:style-name="P341"></text:p>
          </table:table-cell>
          <table:table-cell table:style-name="TableCell342">
            <text:p text:style-name="P343">Importante</text:p>
          </table:table-cell>
          <table:table-cell table:style-name="TableCell344">
            <text:p text:style-name="P345"></text:p>
          </table:table-cell>
          <table:table-cell table:style-name="TableCell346">
            <text:p text:style-name="P347">Desejável</text:p>
          </table:table-cell>
        </table:table-row>
      </table:table>
      <text:p text:style-name="P348"><text:span text:style-name="T349">Entradas e pré-condições</text:span>:<text:s/>O usuário deve informar os dados de desempenho a serem registrados.</text:p>
      <text:p text:style-name="P350"/>
      <text:p text:style-name="P351"><text:span text:style-name="T352">Saídas e pós-condição</text:span>:<text:s/>O desempenho do aluno é registrado e pode ser acompanhado ao longo do tempo.</text:p>
      <text:p text:style-name="P353"/>
      <text:h text:style-name="Título1" text:outline-level="1"><text:bookmark-start text:name="__RefHeading___Toc35261037"/>Requisitos não-funcionais<text:bookmark-end text:name="__RefHeading___Toc35261037"/></text:h>
      <text:p text:style-name="Standard"/>
      <text:p text:style-name="Requisito"><text:bookmark-start text:name="__RefHeading___Toc35261038"/>[NF001]<text:span text:style-name="T354"><text:s/></text:span><text:span text:style-name="T355">Usabilidade</text:span><text:bookmark-end text:name="__RefHeading___Toc35261038"/></text:p>
      <text:p text:style-name="P356">A interface do sistema deve ser intuitiva, de fácil utilização e adaptada para diferentes perfis de usuários, desde iniciantes até usuários experientes.</text:p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<text:span text:style-name="T368">Prioridade</text:span>:</text:p>
          </table:table-cell>
          <table:table-cell table:style-name="TableCell369">
            <text:p text:style-name="P370"></text:p>
          </table:table-cell>
          <table:table-cell table:style-name="TableCell371">
            <text:p text:style-name="P372">Essencial</text:p>
          </table:table-cell>
          <table:table-cell table:style-name="TableCell373">
            <text:p text:style-name="P374"></text:p>
          </table:table-cell>
          <table:table-cell table:style-name="TableCell375">
            <text:p text:style-name="P376">Importante</text:p>
          </table:table-cell>
          <table:table-cell table:style-name="TableCell377">
            <text:p text:style-name="P378"></text:p>
          </table:table-cell>
          <table:table-cell table:style-name="TableCell379">
            <text:p text:style-name="P380">Desejável</text:p>
          </table:table-cell>
        </table:table-row>
      </table:table>
      <text:p text:style-name="P381"/>
      <text:p text:style-name="Requisito"><text:bookmark-start text:name="__RefHeading___Toc35261039"/>[NF002]<text:s/><text:span text:style-name="T382">Desempenho</text:span><text:bookmark-end text:name="__RefHeading___Toc35261039"/></text:p>
      <text:p text:style-name="P383">O sistema deve ser responsivo e ter um desempenho adequado, garantindo tempos de resposta rápidos e evitando atrasos significativos nas operações.</text:p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<text:span text:style-name="T395">Prioridade</text:span>:</text:p>
          </table:table-cell>
          <table:table-cell table:style-name="TableCell396">
            <text:p text:style-name="P397"></text:p>
          </table:table-cell>
          <table:table-cell table:style-name="TableCell398">
            <text:p text:style-name="P399">Essencial</text:p>
          </table:table-cell>
          <table:table-cell table:style-name="TableCell400">
            <text:p text:style-name="P401"></text:p>
          </table:table-cell>
          <table:table-cell table:style-name="TableCell402">
            <text:p text:style-name="P403">Importante</text:p>
          </table:table-cell>
          <table:table-cell table:style-name="TableCell404">
            <text:p text:style-name="P405"></text:p>
          </table:table-cell>
          <table:table-cell table:style-name="TableCell406">
            <text:p text:style-name="P407">Desejável</text:p>
          </table:table-cell>
        </table:table-row>
      </table:table>
      <text:p text:style-name="P408"/>
      <text:p text:style-name="Requisito"><text:s/><text:bookmark-start text:name="__RefHeading___Toc35261040"/>[NF003]<text:s/><text:bookmark-end text:name="__RefHeading___Toc35261040"/><text:span text:style-name="T409">Segurança</text:span></text:p>
      <text:p text:style-name="Standard">O sistema deve garantir a segurança das informações dos alunos, utilizando medidas de proteção adequadas, como criptografia de dados, controle de acesso e backup regular dos dados.</text:p>
      <text:p text:style-name="Standard"/>
      <table:table table:style-name="Table410">
        <table:table-columns>
          <table:table-column table:style-name="TableColumn411"/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<text:span text:style-name="T421">Prioridade</text:span>:</text:p>
          </table:table-cell>
          <table:table-cell table:style-name="TableCell422">
            <text:p text:style-name="P423"></text:p>
          </table:table-cell>
          <table:table-cell table:style-name="TableCell424">
            <text:p text:style-name="P425">Essencial</text:p>
          </table:table-cell>
          <table:table-cell table:style-name="TableCell426">
            <text:p text:style-name="P427"></text:p>
          </table:table-cell>
          <table:table-cell table:style-name="TableCell428">
            <text:p text:style-name="P429">Importante</text:p>
          </table:table-cell>
          <table:table-cell table:style-name="TableCell430">
            <text:p text:style-name="P431"></text:p>
          </table:table-cell>
          <table:table-cell table:style-name="TableCell432">
            <text:p text:style-name="P433">Desejável</text:p>
          </table:table-cell>
        </table:table-row>
      </table:table>
      <text:p text:style-name="Requisito">[NF004]<text:s/><text:span text:style-name="T434">Portabilidade</text:span></text:p>
      <text:p text:style-name="Standard">O sistema deve ser compatível com diferentes dispositivos e sistemas operacionais, permitindo o acesso e utilização em computadores, tablets e smartphones.</text:p>
      <text:p text:style-name="Standard"/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<text:span text:style-name="T446">Prioridade</text:span>:</text:p>
          </table:table-cell>
          <table:table-cell table:style-name="TableCell447">
            <text:p text:style-name="P448"></text:p>
          </table:table-cell>
          <table:table-cell table:style-name="TableCell449">
            <text:p text:style-name="P450">Essencial</text:p>
          </table:table-cell>
          <table:table-cell table:style-name="TableCell451">
            <text:p text:style-name="P452"></text:p>
          </table:table-cell>
          <table:table-cell table:style-name="TableCell453">
            <text:p text:style-name="P454">Importante</text:p>
          </table:table-cell>
          <table:table-cell table:style-name="TableCell455">
            <text:p text:style-name="P456"></text:p>
          </table:table-cell>
          <table:table-cell table:style-name="TableCell457">
            <text:p text:style-name="P458">Desejável</text:p>
          </table:table-cell>
        </table:table-row>
      </table:table>
      <text:p text:style-name="P459"/>
      <text:p text:style-name="Requisito">[NF005]<text:s/><text:span text:style-name="T460">Integração</text:span></text:p>
      <text:p text:style-name="Standard">O sistema de gestão de academia deve ser capaz de integrar-se com outros sistemas ou serviços relevantes, como sistemas de controle de acesso, plataformas de pagamento online, aplicativos de monitoramento de atividades físicas, entre outros. A integração permitirá uma troca eficiente de informações e aprimorará a experiência do usuário.</text:p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<text:bookmark-start text:name="_Ref471394537"/><text:bookmark-start text:name="__RefHeading___Toc35261041"/><text:span text:style-name="T472">Prioridade</text:span>:</text:p>
          </table:table-cell>
          <table:table-cell table:style-name="TableCell473">
            <text:p text:style-name="P474"></text:p>
          </table:table-cell>
          <table:table-cell table:style-name="TableCell475">
            <text:p text:style-name="P476">Essencial</text:p>
          </table:table-cell>
          <table:table-cell table:style-name="TableCell477">
            <text:p text:style-name="P478"></text:p>
          </table:table-cell>
          <table:table-cell table:style-name="TableCell479">
            <text:p text:style-name="P480">Importante</text:p>
          </table:table-cell>
          <table:table-cell table:style-name="TableCell481">
            <text:p text:style-name="P482"></text:p>
          </table:table-cell>
          <table:table-cell table:style-name="TableCell483">
            <text:p text:style-name="P484">Desejável</text:p>
          </table:table-cell>
        </table:table-row>
      </table:table>
      <text:h text:style-name="Título1" text:outline-level="1">Referências<text:bookmark-end text:name="_Ref471394537"/><text:bookmark-end text:name="__RefHeading___Toc35261041"/></text:h>
      <text:p text:style-name="P485"/>
      <text:list text:style-name="WW8Num23">
        <text:list-item text:start-value="1">
          <text:p text:style-name="P486">Furlan, J. D.<text:s/><text:span text:style-name="T487">Modelagem de Objetos através da UML</text:span>.<text:s/><text:span text:style-name="T488">São Paulo, Makron Books, 1998.</text:span></text:p>
        </text:list-item>
        <text:list-item>
          <text:p text:style-name="P489"><text:span text:style-name="T490">Kruchten, P.<text:s/></text:span><text:span text:style-name="T491">The Rational Unified Process – An introduction</text:span><text:span text:style-name="T492">.<text:s/></text:span>Addison-Wesley, 1998.</text:p>
        </text:list-item>
        <text:list-item>
          <text:p text:style-name="P493">Página da disciplina Análise e<text:s/>Especificação de Requisitos.<text:s/><text:a xlink:href="http://www.cin.ufpe.br/~if119" office:target-frame-name="_top" xlink:show="replace"><text:span text:style-name="Internetlink">www.cin.ufpe.br/~if119</text:span></text:a>.</text:p>
        </text:list-item>
        <text:list-item>
          <text:p text:style-name="P494">Página da disciplina Metodologia e Desenvolvimento de Software<text:s/><text:a xlink:href="http://www.cin.ufpe.br/~mds" office:target-frame-name="_top" xlink:show="replace"><text:span text:style-name="Internetlink">www.cin.ufpe.</text:span><text:span text:style-name="Internetlink">br/~mds</text:span></text:a>.</text:p>
        </text:list-item>
        <text:list-item>
          <text:p text:style-name="P495">Página da empresa Rational Software Corporation <text:s/><text:a xlink:href="http://www.rational.com/" office:target-frame-name="_top" xlink:show="replace"><text:span text:style-name="Internetlink">www.rational.com</text:span></text:a>.</text:p>
        </text:list-item>
        <text:list-item>
          <text:p text:style-name="P496">Página do projeto de instanciação de ambientes de desenvolvimento de software convencionais e orientados a domínios (visitada em 18/01/2001) <text:s/><text:a xlink:href="http://www.cin.ufpe.br/~if119" office:target-frame-name="_top" xlink:show="replace"><text:span text:style-name="Internetlink">www.cos.ufrj.br/~taba</text:span></text:a>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text-align="justify" fo:margin-top="0.1666in" fo:margin-bottom="0.0833in" fo:background-color="#F2F2F2"/>
      <style:text-properties style:font-name="Arial" style:font-name-asian="Arial" style:font-name-complex="Arial" fo:font-weight="bold" style:font-weight-asian="bold" fo:font-size="14pt" style:font-size-asian="14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margin-top="0.1666in" fo:margin-bottom="0.0416in"/>
      <style:text-properties style:font-name="Arial" style:font-name-asian="Arial" style:font-name-complex="Arial" fo:font-weight="bold" style:font-weight-asian="bold" fo:font-size="13pt" style:font-size-asian="13pt" style:font-size-complex="10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justify" fo:margin-top="0.1666in" fo:margin-bottom="0.0416in"/>
      <style:text-properties style:font-name="Arial" style:font-name-asian="Arial" style:font-name-complex="Arial" fo:font-weight="bold" style:font-weight-asian="bold" style:font-size-complex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top="0.1666in" fo:margin-bottom="0.0416in"/>
      <style:text-properties style:font-name="Arial" style:font-name-asian="Arial" style:font-name-complex="Arial" style:font-size-complex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text-align="justify" fo:margin-top="0.1666in" fo:margin-bottom="0.0416in"/>
      <style:text-properties style:font-name="Arial" style:font-name-asian="Arial" style:font-name-complex="Arial" style:font-size-complex="1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text-align="justify" fo:margin-top="0.1666in" fo:margin-bottom="0.0416in"/>
      <style:text-properties style:font-name="Arial" style:font-name-asian="Arial" style:font-name-complex="Arial" fo:font-size="11pt" style:font-size-asian="11pt" style:font-size-complex="10pt" fo:hyphenate="false"/>
    </style:style>
    <style:style style:name="Título7" style:display-name="Título 7" style:family="paragraph" style:parent-style-name="Standard" style:next-style-name="Standard" style:default-outline-level="7">
      <style:paragraph-properties fo:text-align="justify" fo:margin-top="0.1666in" fo:margin-bottom="0.0416in"/>
      <style:text-properties style:font-name="Arial" style:font-name-asian="Arial" style:font-name-complex="Arial" fo:font-size="11pt" style:font-size-asian="11pt" style:font-size-complex="10pt" fo:hyphenate="false"/>
    </style:style>
    <style:style style:name="Título8" style:display-name="Título 8" style:family="paragraph" style:parent-style-name="Standard" style:next-style-name="Standard" style:default-outline-level="8">
      <style:paragraph-properties fo:text-align="justify" fo:margin-top="0.1666in" fo:margin-bottom="0.0416in"/>
      <style:text-properties style:font-name="Arial" style:font-name-asian="Arial" style:font-name-complex="Arial" fo:font-size="10pt" style:font-size-asian="10pt" style:font-size-complex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text-align="justify" fo:margin-top="0.1666in" fo:margin-bottom="0.0416in"/>
      <style:text-properties style:font-name="Arial" style:font-name-asian="Arial" style:font-name-complex="Arial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 style:list-style-name="Outline" style:default-outline-level="1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10pt" style:font-size-asian="10pt"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Requisito" style:display-name="Requisito" style:family="paragraph" style:parent-style-name="Título3" style:next-style-name="Standard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Numerada" style:display-name="Numerada" style:family="paragraph" style:parent-style-name="Standard" style:list-style-name="WW8Num2">
      <style:paragraph-properties fo:text-align="justify" fo:margin-top="0.0416in" fo:margin-bottom="0.0416in"/>
      <style:text-properties style:font-size-complex="10pt" fo:hyphenate="false"/>
    </style:style>
    <style:style style:name="TituloApendice" style:display-name="TituloApendice" style:family="paragraph" style:parent-style-name="Título1" style:next-style-name="Standard" style:list-style-name="WW8Num19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top="0.0416in" fo:margin-bottom="0.0416in" style:line-height-at-least="0.1666in" fo:margin-left="0.1972in">
        <style:tab-stops/>
      </style:paragraph-properties>
      <style:text-properties style:font-name="Arial" style:font-name-asian="Arial" style:font-name-complex="Arial" fo:font-size="10pt" style:font-size-asian="10pt" style:font-size-complex="10pt"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style:font-name="Arial" style:font-name-asian="Arial" style:font-name-complex="Arial" fo:font-size="9pt" style:font-size-asian="9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 fo:margin-bottom="0.0416in"/>
      <style:text-properties style:font-name="Arial" style:font-name-asian="Arial" style:font-name-complex="Arial" fo:font-weight="bold" style:font-weight-asian="bold" fo:font-size="18pt" style:font-size-asian="18pt" style:font-size-complex="10pt" fo:hyphenate="false"/>
    </style:style>
    <style:style style:name="versao" style:display-name="versao" style:family="paragraph" style:parent-style-name="titulo" style:next-style-name="Standard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bottom="0.1666in"/>
      <style:text-properties style:font-name="Arial" style:font-name-asian="Arial" style:font-name-complex="Arial" fo:font-weight="bold" style:font-weight-asian="bold" fo:font-size="18pt" style:font-size-asian="18pt" style:font-size-complex="10pt" fo:hyphenate="false"/>
    </style:style>
    <style:style style:name="conteudo" style:display-name="conteudo" style:family="paragraph" style:parent-style-name="Standard">
      <style:paragraph-properties fo:text-align="justify" fo:margin-top="0.25in" fo:margin-bottom="0.0833in"/>
      <style:text-properties style:font-name="Arial" style:font-name-asian="Arial" style:font-name-complex="Arial" fo:font-weight="bold" style:font-weight-asian="bold" fo:font-size="14pt" style:font-size-asian="14pt" style:font-size-complex="10pt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variant="small-caps" fo:font-size="10pt" style:font-size-asian="10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Commarcadores" style:display-name="Com marcadores" style:family="paragraph" style:parent-style-name="Standard" style:list-style-name="WW8Num4">
      <style:paragraph-properties fo:text-align="justify" fo:margin-top="0.0416in" fo:margin-bottom="0.0416in"/>
      <style:text-properties style:font-weight-complex="bold" style:font-size-complex="10pt"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Times New Roman" style:font-name-complex="Arial" fo:font-weight="bold" style:font-weight-asian="bold" style:font-size-complex="10pt" style:language-complex="ar" style:country-complex="SA" fo:hyphenate="false"/>
    </style:style>
    <style:style style:name="Corpodetexto3" style:display-name="Corpo de texto 3" style:family="paragraph" style:parent-style-name="Standard">
      <style:paragraph-properties fo:text-align="justify" fo:margin-top="0.0416in" fo:margin-bottom="0.0416in"/>
      <style:text-properties fo:color="#0000FF" style:font-size-complex="10pt" fo:hyphenate="false"/>
    </style:style>
    <style:style style:name="Corpodetexto2" style:display-name="Corpo de texto 2" style:family="paragraph" style:parent-style-name="Standard">
      <style:paragraph-properties fo:text-align="justify" fo:margin-top="0.0416in" fo:margin-bottom="0.0416in"/>
      <style:text-properties fo:font-style="italic" style:font-style-asian="italic" style:font-size-complex="10pt" fo:hyphenate="false"/>
    </style:style>
    <style:style style:name="Titulo1" style:display-name="Titulo1" style:family="paragraph" style:parent-style-name="Heading" style:default-outline-level="1">
      <style:paragraph-properties fo:text-align="end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font-size="10pt" style:font-size-asian="10pt" style:font-size-complex="10pt" fo:hyphenate="false"/>
    </style:style>
    <style:style style:name="Rodapé" style:display-name="Rodapé" style:family="paragraph" style:parent-style-name="Standard">
      <style:paragraph-properties fo:text-align="justify" fo:margin-top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font-size="8pt" style:font-size-asian="8pt" style:font-size-complex="10pt" fo:hyphenate="false"/>
    </style:style>
    <style:style style:name="Textbodyindent" style:display-name="Text body indent" style:family="paragraph" style:parent-style-name="Standard">
      <style:paragraph-properties fo:text-align="justify" fo:text-indent="0.5in"/>
      <style:text-properties style:font-name="Arial" style:font-name-asian="Arial" style:font-name-complex="Arial" fo:font-size="10pt" style:font-size-asian="10pt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style:font-name="Arial" style:font-name-asian="Arial" style:font-name-complex="Arial"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6z0" style:display-name="WW8Num6z0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9z0" style:display-name="WW8Num9z0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/>
    <style:style style:name="WW8Num13z0" style:display-name="WW8Num13z0" style:family="text"/>
    <style:style style:name="WW8Num14z0" style:display-name="WW8Num14z0" style:family="text"/>
    <style:style style:name="WW8Num15z0" style:display-name="WW8Num15z0" style:family="text"/>
    <style:style style:name="WW8Num16z0" style:display-name="WW8Num16z0" style:family="text"/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Arial" style:font-name-asian="Arial" style:font-name-complex="Arial" fo:font-weight="bold" style:font-weight-asian="bold" fo:font-style="normal" style:font-style-asian="normal"/>
    </style:style>
    <style:style style:name="WW8Num17z2" style:display-name="WW8Num17z2" style:family="text"/>
    <style:style style:name="WW8Num18z0" style:display-name="WW8Num18z0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Arial" style:font-name-asian="Arial" style:font-name-complex="Arial" fo:font-weight="bold" style:font-weight-asian="bold" fo:font-style="normal" style:font-style-asian="normal"/>
    </style:style>
    <style:style style:name="WW8Num19z1" style:display-name="WW8Num19z1" style:family="text"/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2z0" style:display-name="WW8Num22z0" style:family="text"/>
    <style:style style:name="WW8Num23z0" style:display-name="WW8Num23z0" style:family="text">
      <style:text-properties fo:language="en" fo:country="US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5z0" style:display-name="WW8Num25z0" style:family="text"/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>
      <style:text-properties style:font-name="Symbol" style:font-name-asian="Symbol" style:font-name-complex="Symbol"/>
    </style:style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/>
    <style:style style:name="WW8Num28z0" style:display-name="WW8Num28z0" style:family="text"/>
    <style:style style:name="WW8Num29z0" style:display-name="WW8Num29z0" style:family="text"/>
    <style:style style:name="WW8Num30z0" style:display-name="WW8Num30z0" style:family="text">
      <style:text-properties style:font-name="Symbol" style:font-name-asian="Symbol" style:font-name-complex="Symbol"/>
    </style:style>
    <style:style style:name="WW8Num31z0" style:display-name="WW8Num31z0" style:family="text"/>
    <style:style style:name="WW8Num31z2" style:display-name="WW8Num31z2" style:family="text">
      <style:text-properties fo:font-weight="bold" style:font-weight-asian="bold" fo:font-style="italic" style:font-style-asian="italic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onteparág.padrão"/>
    <text:list-style style:name="WW8Num1" style:display-name="WW8Num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suffix="1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Arial" style:font-name-complex="Arial" fo:font-weight="bold" style:font-weight-asian="bold" fo:font-style="normal" style:font-style-asian="normal"/>
    </style:style>
    <text:list-style style:name="WW8Num17" style:display-name="WW8Num17">
      <text:list-level-style-bullet text:level="1" text:style-name="WW_CharLFO18LVL1" text:bullet-char="">
        <style:list-level-properties text:space-before="0.0784in" text:min-label-width="0.0784in" text:list-level-position-and-space-mode="label-alignment">
          <style:list-level-label-alignment text:label-followed-by="listtab" fo:margin-left="0.1569in" fo:text-indent="-0.0784in"/>
        </style:list-level-properties>
        <style:text-properties style:font-name="Symbol"/>
      </text:list-level-style-bullet>
      <text:list-level-style-number text:level="2" text:style-name="WW_CharLFO18LVL2" style:num-format="A" style:num-letter-sync="true">
        <style:list-level-properties text:space-before="0.0784in" text:min-label-width="0.4in" text:list-level-position-and-space-mode="label-alignment">
          <style:list-level-label-alignment text:label-followed-by="listtab" fo:margin-left="0.4784in" fo:text-indent="-0.4in"/>
        </style:list-level-properties>
      </text:list-level-style-number>
      <text:list-level-style-number text:level="3" style:num-format="1" text:display-levels="3">
        <style:list-level-properties text:space-before="0.0784in" text:min-label-width="0.5in" text:list-level-position-and-space-mode="label-alignment">
          <style:list-level-label-alignment text:label-followed-by="listtab" fo:margin-left="0.5784in" fo:text-indent="-0.5in"/>
        </style:list-level-properties>
      </text:list-level-style-number>
      <text:list-level-style-number text:level="4" style:num-format="1" text:display-levels="4">
        <style:list-level-properties text:space-before="0.0784in" text:min-label-width="0.6in" text:list-level-position-and-space-mode="label-alignment">
          <style:list-level-label-alignment text:label-followed-by="listtab" fo:margin-left="0.6784in" fo:text-indent="-0.6in"/>
        </style:list-level-properties>
      </text:list-level-style-number>
      <text:list-level-style-number text:level="5" style:num-format="1" text:display-levels="5">
        <style:list-level-properties text:space-before="0.0784in" text:min-label-width="0.7in" text:list-level-position-and-space-mode="label-alignment">
          <style:list-level-label-alignment text:label-followed-by="listtab" fo:margin-left="0.7784in" fo:text-indent="-0.7in"/>
        </style:list-level-properties>
      </text:list-level-style-number>
      <text:list-level-style-number text:level="6" style:num-format="1" text:display-levels="6">
        <style:list-level-properties text:space-before="0.0784in" text:min-label-width="0.8in" text:list-level-position-and-space-mode="label-alignment">
          <style:list-level-label-alignment text:label-followed-by="listtab" fo:margin-left="0.8784in" fo:text-indent="-0.8in"/>
        </style:list-level-properties>
      </text:list-level-style-number>
      <text:list-level-style-number text:level="7" style:num-format="1" text:display-levels="7">
        <style:list-level-properties text:space-before="0.0784in" text:min-label-width="0.9in" text:list-level-position-and-space-mode="label-alignment">
          <style:list-level-label-alignment text:label-followed-by="listtab" fo:margin-left="0.9784in" fo:text-indent="-0.9in"/>
        </style:list-level-properties>
      </text:list-level-style-number>
      <text:list-level-style-number text:level="8" style:num-format="1" text:display-levels="8">
        <style:list-level-properties text:space-before="0.0784in" text:min-label-width="1in" text:list-level-position-and-space-mode="label-alignment">
          <style:list-level-label-alignment text:label-followed-by="listtab" fo:margin-left="1.0784in" fo:text-indent="-1in"/>
        </style:list-level-properties>
      </text:list-level-style-number>
      <text:list-level-style-number text:level="9" style:num-format="1" text:display-levels="9">
        <style:list-level-properties text:space-before="0.0784in" text:min-label-width="1.1in" text:list-level-position-and-space-mode="label-alignment">
          <style:list-level-label-alignment text:label-followed-by="listtab" fo:margin-left="1.1784in" fo:text-indent="-1.1in"/>
        </style:list-level-properties>
      </text:list-level-style-number>
    </text:list-style>
    <style:style style:name="WW_CharLFO19LVL1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Arial" style:font-name-complex="Arial" fo:font-weight="bold" style:font-weight-asian="bold" fo:font-style="normal" style:font-style-asian="normal"/>
    </style:style>
    <text:list-style style:name="WW8Num19" style:display-name="WW8Num19">
      <text:list-level-style-number text:level="1" text:style-name="WW_CharLFO20LVL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fo:language="en" fo:country="US"/>
    </style:style>
    <text:list-style style:name="WW8Num23" style:display-name="WW8Num23">
      <text:list-level-style-number text:level="1" text:style-name="WW_CharLFO2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text:list-style style:name="WW8Num26" style:display-name="WW8Num26">
      <text:list-level-style-bullet text:level="1" text:style-name="WW_CharLFO27LVL1" text:bullet-char="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27" style:display-name="WW8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8" style:display-name="WW8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3" style:family="text">
      <style:text-properties fo:font-weight="bold" style:font-weight-asian="bold" fo:font-style="italic" style:font-style-asian="italic"/>
    </style:style>
    <text:list-style style:name="WW8Num31" style:display-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 style:name="WW_OutlineListStyle">
      <text:outline-level-style text:level="1" style:num-format=""/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4847in"/>
      </style:footer-style>
    </style:page-layout>
    <style:style style:name="P2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complex="Arial" fo:font-size="10pt" style:font-size-asian="10pt"/>
    </style:style>
    <style:style style:name="P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size="10pt" style:font-size-asian="10pt"/>
    </style:style>
    <style:style style:name="P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size="10pt" style:font-size-asian="10pt"/>
    </style:style>
    <style:style style:name="P5" style:parent-style-name="Cabeçalho" style:family="paragraph">
      <style:paragraph-properties fo:margin-top="0in" fo:margin-bottom="0in"/>
    </style:style>
    <style:page-layout style:name="PL1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4847in"/>
      </style:footer-style>
    </style:page-layout>
    <style:style style:name="P7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complex="Arial" fo:font-size="10pt" style:font-size-asian="10pt"/>
    </style:style>
    <style:style style:name="P8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size="10pt" style:font-size-asian="10pt"/>
    </style:style>
    <style:style style:name="P9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size="10pt" style:font-size-asian="10pt"/>
    </style:style>
    <style:style style:name="P10" style:parent-style-name="Cabeçalho" style:family="paragraph">
      <style:paragraph-properties fo:margin-top="0in" fo:margin-bottom="0in"/>
    </style:style>
    <style:page-layout style:name="PL2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4847in"/>
      </style:footer-style>
    </style:page-layout>
    <style:style style:name="P15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complex="Arial" fo:font-size="10pt" style:font-size-asian="10pt"/>
    </style:style>
    <style:style style:name="P16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size="10pt" style:font-size-asian="10pt"/>
    </style:style>
    <style:style style:name="P17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size="10pt" style:font-size-asian="10pt"/>
    </style:style>
    <style:style style:name="P1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size="10pt" style:font-size-asian="10pt"/>
    </style:style>
    <style:style style:name="P19" style:parent-style-name="Cabeçalho" style:family="paragraph">
      <style:paragraph-properties fo:margin-top="0in" fo:margin-bottom="0in"/>
    </style:style>
    <style:page-layout style:name="PL3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62" style:parent-style-name="Cabeçalho" style:family="paragraph">
      <style:paragraph-properties fo:margin-bottom="0in"/>
    </style:style>
    <style:style style:name="TableColumn64" style:family="table-column">
      <style:table-column-properties style:column-width="3.127in" style:use-optimal-column-width="false"/>
    </style:style>
    <style:style style:name="TableColumn65" style:family="table-column">
      <style:table-column-properties style:column-width="3.3215in" style:use-optimal-column-width="false"/>
    </style:style>
    <style:style style:name="Table63" style:family="table">
      <style:table-properties style:width="6.4486in" fo:margin-left="-0.075in" table:align="left"/>
    </style:style>
    <style:style style:name="TableRow66" style:family="table-row">
      <style:table-row-properties style:min-row-height="0.2555in" style:use-optimal-row-height="false"/>
    </style:style>
    <style:style style:name="TableCell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8" style:parent-style-name="Rodapé" style:family="paragraph">
      <style:paragraph-properties fo:text-align="start"/>
    </style:style>
    <style:style style:name="P69" style:parent-style-name="Rodapé" style:family="paragraph">
      <style:paragraph-properties fo:text-align="start"/>
    </style:style>
    <style:style style:name="T70" style:parent-style-name="Fonteparág.padrão" style:family="text">
      <style:text-properties style:language-asian="en" style:country-asian="US"/>
    </style:style>
    <style:style style:name="T71" style:parent-style-name="Fonteparág.padrão" style:family="text">
      <style:text-properties style:language-asian="en" style:country-asian="US"/>
    </style:style>
    <style:style style:name="P72" style:parent-style-name="Rodapé" style:family="paragraph">
      <style:paragraph-properties fo:text-align="start"/>
      <style:text-properties style:language-asian="en" style:country-asian="US"/>
    </style:style>
    <style:style style:name="TableCell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4" style:parent-style-name="Rodapé" style:family="paragraph">
      <style:paragraph-properties fo:text-align="end"/>
    </style:style>
    <style:style style:name="TableRow75" style:family="table-row">
      <style:table-row-properties style:min-row-height="0.2548in" style:use-optimal-row-height="false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Rodapé" style:family="paragraph">
      <style:paragraph-properties fo:text-align="end"/>
    </style:style>
    <number:date-style style:name="N78" number:language="pt" number:country="BR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page-layout style:name="PL4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39" style:parent-style-name="Cabeçalho" style:family="paragraph">
      <style:paragraph-properties fo:margin-bottom="0in"/>
    </style:style>
    <style:style style:name="TableColumn141" style:family="table-column">
      <style:table-column-properties style:column-width="3.127in" style:use-optimal-column-width="false"/>
    </style:style>
    <style:style style:name="TableColumn142" style:family="table-column">
      <style:table-column-properties style:column-width="3.3215in" style:use-optimal-column-width="false"/>
    </style:style>
    <style:style style:name="Table140" style:family="table">
      <style:table-properties style:width="6.4486in" fo:margin-left="-0.075in" table:align="left"/>
    </style:style>
    <style:style style:name="TableRow143" style:family="table-row">
      <style:table-row-properties style:min-row-height="0.2555in" style:use-optimal-row-height="false"/>
    </style:style>
    <style:style style:name="TableCell1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" style:parent-style-name="Rodapé" style:family="paragraph">
      <style:paragraph-properties fo:text-align="start"/>
    </style:style>
    <style:style style:name="P146" style:parent-style-name="Rodapé" style:family="paragraph">
      <style:paragraph-properties fo:text-align="start"/>
    </style:style>
    <style:style style:name="T147" style:parent-style-name="Fonteparág.padrão" style:family="text">
      <style:text-properties style:language-asian="en" style:country-asian="US"/>
    </style:style>
    <style:style style:name="T148" style:parent-style-name="Fonteparág.padrão" style:family="text">
      <style:text-properties style:language-asian="en" style:country-asian="US"/>
    </style:style>
    <style:style style:name="P149" style:parent-style-name="Rodapé" style:family="paragraph">
      <style:paragraph-properties fo:text-align="start"/>
      <style:text-properties style:language-asian="en" style:country-asian="US"/>
    </style:style>
    <style:style style:name="TableCell1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1" style:parent-style-name="Rodapé" style:family="paragraph">
      <style:paragraph-properties fo:text-align="end"/>
    </style:style>
    <style:style style:name="TableRow152" style:family="table-row">
      <style:table-row-properties style:min-row-height="0.2548in" style:use-optimal-row-height="false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Rodapé" style:family="paragraph">
      <style:paragraph-properties fo:text-align="end"/>
    </style:style>
    <number:date-style style:name="N155" number:language="pt" number:country="BR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MP0" style:page-layout-name="PL0">
      <style:header>
        <text:p text:style-name="Standard"/>
        <text:p text:style-name="P2">GymManagement– Trabalho de<text:s/>Engenharia de Software<text:s/>2023.1</text:p>
        <text:p text:style-name="P3">Aluno:<text:s/>Luis Paulo Lima de Brito</text:p>
        <text:p text:style-name="P4">Orientador:<text:s/>Straus Michalsky</text:p>
        <text:p text:style-name="P5"/>
        <text:p text:style-name="Cabeçalho"/>
        <text:p text:style-name="Cabeçalho"/>
      </style:header>
    </style:master-page>
    <style:master-page style:name="MP1" style:page-layout-name="PL1">
      <style:header>
        <text:p text:style-name="Standard"/>
        <text:p text:style-name="P7"><text:bookmark-start text:name="_Hlk136855220"/>GymManagement<text:bookmark-end text:name="_Hlk136855220"/>– Trabalho de Engenharia de Software 2023.1</text:p>
        <text:p text:style-name="P8">Aluno: Luis Paulo Lima de Brito</text:p>
        <text:p text:style-name="P9">Orientador:<text:s/>Straus Michalsky</text:p>
        <text:p text:style-name="P10"/>
        <text:p text:style-name="Cabeçalho"/>
        <text:p text:style-name="Cabeçalho"/>
      </style:header>
    </style:master-page>
    <style:master-page style:name="MP2" style:page-layout-name="PL2">
      <style:header>
        <text:p text:style-name="Standard"/>
        <text:p text:style-name="P15">GymManagement– Trabalho de Engenharia de Software 2023.1</text:p>
        <text:p text:style-name="P16">Aluno: Luis Paulo Lima de Brito</text:p>
        <text:p text:style-name="P17">Orientador:<text:s/>Straus Michalsky</text:p>
        <text:p text:style-name="P18"/>
        <text:p text:style-name="P19"/>
        <text:p text:style-name="Cabeçalho"/>
        <text:p text:style-name="Cabeçalho"/>
      </style:header>
    </style:master-page>
    <style:master-page style:name="MP3" style:page-layout-name="PL3">
      <style:header>
        <text:p text:style-name="P62"/>
      </style:header>
      <style:footer>
        <table:table table:style-name="Table63">
          <table:table-columns>
            <table:table-column table:style-name="TableColumn64"/>
            <table:table-column table:style-name="TableColumn65"/>
          </table:table-columns>
          <table:table-row table:style-name="TableRow66">
            <table:table-cell table:style-name="TableCell67" table:number-rows-spanned="2">
              <text:p text:style-name="P68">Documento de Requisitos</text:p>
              <text:p text:style-name="P69"><text:span text:style-name="T70">Arquivo:<text:s/></text:span><text:span text:style-name="T71"><text:file-name text:fixed="false" text:display="name-and-extension">documentorequisitos.doc</text:file-name></text:span></text:p>
              <text:p text:style-name="P72"/>
            </table:table-cell>
            <table:table-cell table:style-name="TableCell73">
              <text:p text:style-name="P74">Página<text:s/><text:span text:style-name="Númerodepágina"><text:page-number text:fixed="false">3</text:page-number></text:span><text:bookmark-start text:name="_Ref471361557"/><text:bookmark-end text:name="_Ref471361557"/><text:span text:style-name="Númerodepágina"><text:s/>de<text:s/></text:span><text:span text:style-name="Númerodepágina"><text:page-count style:num-format="1">10</text:page-count></text:span></text:p>
            </table:table-cell>
          </table:table-row>
          <table:table-row table:style-name="TableRow75">
            <table:covered-table-cell>
              <text:p text:style-name="Normal"/>
            </table:covered-table-cell>
            <table:table-cell table:style-name="TableCell76">
              <text:p text:style-name="P77">Última Atualização:<text:s/><text:modification-date style:data-style-name="N78">12/03/2003 04:34:00 </text:modification-date>h</text:p>
            </table:table-cell>
          </table:table-row>
        </table:table>
        <text:p text:style-name="Rodapé"/>
      </style:footer>
    </style:master-page>
    <style:master-page style:name="MP4" style:page-layout-name="PL4">
      <style:header>
        <text:p text:style-name="P139"/>
      </style:header>
      <style:footer>
        <table:table table:style-name="Table140">
          <table:table-columns>
            <table:table-column table:style-name="TableColumn141"/>
            <table:table-column table:style-name="TableColumn142"/>
          </table:table-columns>
          <table:table-row table:style-name="TableRow143">
            <table:table-cell table:style-name="TableCell144" table:number-rows-spanned="2">
              <text:p text:style-name="P145">Documento de Requisitos</text:p>
              <text:p text:style-name="P146"><text:span text:style-name="T147">Arquivo:<text:s/></text:span><text:span text:style-name="T148"><text:file-name text:fixed="false" text:display="name-and-extension">documentorequisitos.doc</text:file-name></text:span></text:p>
              <text:p text:style-name="P149"/>
            </table:table-cell>
            <table:table-cell table:style-name="TableCell150">
              <text:p text:style-name="P151">Página<text:s/><text:span text:style-name="Númerodepágina"><text:page-number text:fixed="false">10</text:page-number></text:span><text:span text:style-name="Númerodepágina"><text:s/>de<text:s/></text:span><text:span text:style-name="Númerodepágina"><text:page-count style:num-format="1">10</text:page-count></text:span></text:p>
            </table:table-cell>
          </table:table-row>
          <table:table-row table:style-name="TableRow152">
            <table:covered-table-cell>
              <text:p text:style-name="Normal"/>
            </table:covered-table-cell>
            <table:table-cell table:style-name="TableCell153">
              <text:p text:style-name="P154">Última Atualização:<text:s/><text:modification-date style:data-style-name="N155">05/06/2023 11:05:00 </text:modification-date>h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cumento de Requisitos</dc:title>
    <meta:initial-creator>crsj</meta:initial-creator>
    <dc:creator>Luís Paulo Lima</dc:creator>
    <meta:creation-date>2023-06-05T14:18:00Z</meta:creation-date>
    <dc:date>2023-06-05T17:37:00Z</dc:date>
    <meta:template xlink:href="Normal.dotm" xlink:type="simple"/>
    <meta:editing-cycles>4</meta:editing-cycles>
    <meta:editing-duration>PT12540S</meta:editing-duration>
    <meta:document-statistic meta:page-count="1" meta:paragraph-count="25" meta:word-count="2012" meta:character-count="12853" meta:row-count="90" meta:non-whitespace-character-count="10866"/>
  </office:meta>
</office:document-meta>
</file>